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paragraph-rsid="00272da6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272da6"/>
    </style:style>
    <style:style style:name="P31" style:family="paragraph" style:parent-style-name="Standard">
      <style:text-properties officeooo:rsid="00272da6" officeooo:paragraph-rsid="00272da6"/>
    </style:style>
    <style:style style:name="P32" style:family="paragraph" style:parent-style-name="Standard"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0" style:family="paragraph" style:parent-style-name="Standard">
      <style:text-properties officeooo:rsid="00272da6" officeooo:paragraph-rsid="002c3bd6"/>
    </style:style>
    <style:style style:name="P51" style:family="paragraph" style:parent-style-name="Standard">
      <style:text-properties officeooo:rsid="00272da6" officeooo:paragraph-rsid="0030c406"/>
    </style:style>
    <style:style style:name="P52" style:family="paragraph" style:parent-style-name="Standard">
      <style:text-properties officeooo:rsid="00272da6" officeooo:paragraph-rsid="00354618"/>
    </style:style>
    <style:style style:name="P53" style:family="paragraph" style:parent-style-name="Standard">
      <style:text-properties officeooo:rsid="00272da6" officeooo:paragraph-rsid="00370f83"/>
    </style:style>
    <style:style style:name="P54" style:family="paragraph" style:parent-style-name="Standard">
      <style:text-properties officeooo:rsid="00272da6" officeooo:paragraph-rsid="00392197"/>
    </style:style>
    <style:style style:name="P55" style:family="paragraph" style:parent-style-name="Standard">
      <style:text-properties officeooo:rsid="00272da6" officeooo:paragraph-rsid="003ac64b"/>
    </style:style>
    <style:style style:name="P56" style:family="paragraph" style:parent-style-name="Standard">
      <style:text-properties officeooo:rsid="00272da6" officeooo:paragraph-rsid="004203a3"/>
    </style:style>
    <style:style style:name="P57" style:family="paragraph" style:parent-style-name="Standard">
      <style:text-properties officeooo:rsid="00272da6" officeooo:paragraph-rsid="0043c249"/>
    </style:style>
    <style:style style:name="P58" style:family="paragraph" style:parent-style-name="Standard">
      <style:text-properties officeooo:rsid="00272da6" officeooo:paragraph-rsid="00473b51"/>
    </style:style>
    <style:style style:name="P59" style:family="paragraph" style:parent-style-name="Standard">
      <style:text-properties officeooo:rsid="00272da6" officeooo:paragraph-rsid="004aafba"/>
    </style:style>
    <style:style style:name="P60" style:family="paragraph" style:parent-style-name="Standard">
      <style:text-properties officeooo:rsid="00272da6" officeooo:paragraph-rsid="004e6e89"/>
    </style:style>
    <style:style style:name="P61" style:family="paragraph" style:parent-style-name="Standard">
      <style:text-properties officeooo:rsid="00272da6" officeooo:paragraph-rsid="0054f650"/>
    </style:style>
    <style:style style:name="P62" style:family="paragraph" style:parent-style-name="Standard">
      <style:text-properties officeooo:rsid="00272da6" officeooo:paragraph-rsid="006dec2c"/>
    </style:style>
    <style:style style:name="P63" style:family="paragraph" style:parent-style-name="Standard">
      <style:text-properties officeooo:rsid="00272da6" officeooo:paragraph-rsid="007209f4"/>
    </style:style>
    <style:style style:name="P64" style:family="paragraph" style:parent-style-name="Standard">
      <style:text-properties officeooo:rsid="00272da6" officeooo:paragraph-rsid="007317f2"/>
    </style:style>
    <style:style style:name="P65" style:family="paragraph" style:parent-style-name="Standard">
      <style:text-properties officeooo:rsid="00272da6" officeooo:paragraph-rsid="0077d107"/>
    </style:style>
    <style:style style:name="P66" style:family="paragraph" style:parent-style-name="Standard">
      <style:text-properties officeooo:rsid="00272da6" officeooo:paragraph-rsid="00856c99"/>
    </style:style>
    <style:style style:name="P67" style:family="paragraph" style:parent-style-name="Standard">
      <style:text-properties officeooo:paragraph-rsid="002b129f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5" style:family="paragraph" style:parent-style-name="Standard">
      <style:text-properties officeooo:paragraph-rsid="002c3bd6"/>
    </style:style>
    <style:style style:name="P76" style:family="paragraph" style:parent-style-name="Standard">
      <style:text-properties officeooo:paragraph-rsid="0030c406"/>
    </style:style>
    <style:style style:name="P77" style:family="paragraph" style:parent-style-name="Standard">
      <style:text-properties officeooo:paragraph-rsid="00354618"/>
    </style:style>
    <style:style style:name="P78" style:family="paragraph" style:parent-style-name="Standard">
      <style:text-properties officeooo:paragraph-rsid="00370f83"/>
    </style:style>
    <style:style style:name="P79" style:family="paragraph" style:parent-style-name="Standard">
      <style:text-properties officeooo:paragraph-rsid="003ac64b"/>
    </style:style>
    <style:style style:name="P8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4203a3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>
      <style:text-properties officeooo:paragraph-rsid="00473b51"/>
    </style:style>
    <style:style style:name="P85" style:family="paragraph" style:parent-style-name="Standard">
      <style:text-properties officeooo:paragraph-rsid="004aafba"/>
    </style:style>
    <style:style style:name="P86" style:family="paragraph" style:parent-style-name="Standard">
      <style:text-properties officeooo:paragraph-rsid="004e6e89"/>
    </style:style>
    <style:style style:name="P87" style:family="paragraph" style:parent-style-name="Standard">
      <style:text-properties officeooo:paragraph-rsid="005318d7"/>
    </style:style>
    <style:style style:name="P88" style:family="paragraph" style:parent-style-name="Standard">
      <style:text-properties officeooo:paragraph-rsid="0054f650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officeooo:paragraph-rsid="006dec2c"/>
    </style:style>
    <style:style style:name="P96" style:family="paragraph" style:parent-style-name="Standard">
      <style:text-properties officeooo:paragraph-rsid="007209f4"/>
    </style:style>
    <style:style style:name="P97" style:family="paragraph" style:parent-style-name="Standard">
      <style:text-properties officeooo:paragraph-rsid="007317f2"/>
    </style:style>
    <style:style style:name="P98" style:family="paragraph" style:parent-style-name="Standard">
      <style:text-properties officeooo:paragraph-rsid="0077d107"/>
    </style:style>
    <style:style style:name="P99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officeooo:paragraph-rsid="00856c99"/>
    </style:style>
    <style:style style:name="P101" style:family="paragraph" style:parent-style-name="Standard">
      <style:text-properties officeooo:paragraph-rsid="00856c99"/>
    </style:style>
    <style:style style:name="P10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1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Heading_20_1" style:master-page-name="Cos">
      <style:paragraph-properties fo:text-align="center" style:justify-single-word="false" style:page-number="auto"/>
    </style:style>
    <style:style style:name="P148" style:family="paragraph" style:parent-style-name="Heading_20_1">
      <style:paragraph-properties fo:break-before="page"/>
      <style:text-properties officeooo:rsid="002e6a31" officeooo:paragraph-rsid="002e6a31"/>
    </style:style>
    <style:style style:name="P149" style:family="paragraph" style:parent-style-name="Heading_20_2">
      <style:text-properties officeooo:rsid="0026b597" officeooo:paragraph-rsid="002e6a31"/>
    </style:style>
    <style:style style:name="P150" style:family="paragraph" style:parent-style-name="Heading_20_2">
      <style:paragraph-properties fo:break-before="page"/>
      <style:text-properties officeooo:rsid="0026b597" officeooo:paragraph-rsid="002b129f"/>
    </style:style>
    <style:style style:name="P151" style:family="paragraph" style:parent-style-name="Heading_20_2">
      <style:paragraph-properties fo:break-before="page"/>
      <style:text-properties officeooo:rsid="0026b597" officeooo:paragraph-rsid="002c3bd6"/>
    </style:style>
    <style:style style:name="P152" style:family="paragraph" style:parent-style-name="Heading_20_2">
      <style:paragraph-properties fo:break-before="page"/>
      <style:text-properties officeooo:rsid="0026b597" officeooo:paragraph-rsid="0030c406"/>
    </style:style>
    <style:style style:name="P153" style:family="paragraph" style:parent-style-name="Heading_20_2">
      <style:paragraph-properties fo:break-before="page"/>
      <style:text-properties officeooo:rsid="0026b597" officeooo:paragraph-rsid="00354618"/>
    </style:style>
    <style:style style:name="P154" style:family="paragraph" style:parent-style-name="Heading_20_2">
      <style:paragraph-properties fo:break-before="page"/>
      <style:text-properties officeooo:rsid="0026b597" officeooo:paragraph-rsid="00370f83"/>
    </style:style>
    <style:style style:name="P15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5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60" style:family="paragraph" style:parent-style-name="Heading_20_2">
      <style:paragraph-properties fo:break-before="page"/>
      <style:text-properties officeooo:rsid="004e6e89" officeooo:paragraph-rsid="004e6e89"/>
    </style:style>
    <style:style style:name="P161" style:family="paragraph" style:parent-style-name="Heading_20_2">
      <style:paragraph-properties fo:break-before="page"/>
      <style:text-properties officeooo:rsid="004e6e89" officeooo:paragraph-rsid="0054f650"/>
    </style:style>
    <style:style style:name="P162" style:family="paragraph" style:parent-style-name="Heading_20_2">
      <style:paragraph-properties fo:break-before="page"/>
      <style:text-properties officeooo:rsid="004e6e89" officeooo:paragraph-rsid="007317f2"/>
    </style:style>
    <style:style style:name="P163" style:family="paragraph" style:parent-style-name="Heading_20_2">
      <style:paragraph-properties fo:break-before="page"/>
      <style:text-properties officeooo:paragraph-rsid="006dec2c"/>
    </style:style>
    <style:style style:name="P164" style:family="paragraph" style:parent-style-name="Heading_20_2">
      <style:paragraph-properties fo:break-before="page"/>
      <style:text-properties officeooo:paragraph-rsid="007209f4"/>
    </style:style>
    <style:style style:name="P165" style:family="paragraph" style:parent-style-name="Heading_20_2">
      <style:paragraph-properties fo:break-before="page"/>
      <style:text-properties officeooo:paragraph-rsid="0077d107"/>
    </style:style>
    <style:style style:name="P166" style:family="paragraph" style:parent-style-name="Heading_20_2">
      <style:paragraph-properties fo:break-before="page"/>
      <style:text-properties officeooo:paragraph-rsid="007317f2"/>
    </style:style>
    <style:style style:name="P167" style:family="paragraph" style:parent-style-name="Heading_20_2">
      <style:paragraph-properties fo:break-before="page"/>
      <style:text-properties officeooo:paragraph-rsid="00856c99"/>
    </style:style>
    <style:style style:name="P168" style:family="paragraph" style:parent-style-name="Heading_20_2">
      <style:paragraph-properties fo:break-before="page"/>
      <style:text-properties officeooo:paragraph-rsid="0088073d"/>
    </style:style>
    <style:style style:name="P16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70" style:family="paragraph" style:parent-style-name="Standard" style:list-style-name="L10">
      <style:text-properties officeooo:paragraph-rsid="0030c406"/>
    </style:style>
    <style:style style:name="P171" style:family="paragraph" style:parent-style-name="Standard" style:list-style-name="L10">
      <style:text-properties officeooo:paragraph-rsid="00354618"/>
    </style:style>
    <style:style style:name="P172" style:family="paragraph" style:parent-style-name="Standard" style:list-style-name="L10">
      <style:text-properties officeooo:paragraph-rsid="00370f83"/>
    </style:style>
    <style:style style:name="P173" style:family="paragraph" style:parent-style-name="Standard" style:list-style-name="L10">
      <style:text-properties officeooo:paragraph-rsid="003ac64b"/>
    </style:style>
    <style:style style:name="P174" style:family="paragraph" style:parent-style-name="Standard" style:list-style-name="L10">
      <style:text-properties officeooo:paragraph-rsid="004203a3"/>
    </style:style>
    <style:style style:name="P175" style:family="paragraph" style:parent-style-name="Standard" style:list-style-name="L10">
      <style:text-properties officeooo:paragraph-rsid="0043c249"/>
    </style:style>
    <style:style style:name="P176" style:family="paragraph" style:parent-style-name="Standard" style:list-style-name="L10">
      <style:text-properties officeooo:paragraph-rsid="00473b51"/>
    </style:style>
    <style:style style:name="P177" style:family="paragraph" style:parent-style-name="Standard" style:list-style-name="L10">
      <style:text-properties officeooo:paragraph-rsid="004aafba"/>
    </style:style>
    <style:style style:name="P178" style:family="paragraph" style:parent-style-name="Standard" style:list-style-name="L10">
      <style:text-properties officeooo:paragraph-rsid="004e6e89"/>
    </style:style>
    <style:style style:name="P179" style:family="paragraph" style:parent-style-name="Standard" style:list-style-name="L10">
      <style:text-properties officeooo:paragraph-rsid="0054f650"/>
    </style:style>
    <style:style style:name="P180" style:family="paragraph" style:parent-style-name="Standard" style:list-style-name="L10">
      <style:text-properties officeooo:rsid="00571589" officeooo:paragraph-rsid="0054f650"/>
    </style:style>
    <style:style style:name="P181" style:family="paragraph" style:parent-style-name="Standard" style:list-style-name="L42">
      <style:text-properties officeooo:rsid="00571589" officeooo:paragraph-rsid="007209f4"/>
    </style:style>
    <style:style style:name="P182" style:family="paragraph" style:parent-style-name="Standard" style:list-style-name="L27">
      <style:text-properties officeooo:paragraph-rsid="006dec2c"/>
    </style:style>
    <style:style style:name="P183" style:family="paragraph" style:parent-style-name="Standard" style:list-style-name="L27">
      <style:text-properties officeooo:paragraph-rsid="0074214e"/>
    </style:style>
    <style:style style:name="P184" style:family="paragraph" style:parent-style-name="Standard" style:list-style-name="L27">
      <style:text-properties officeooo:paragraph-rsid="0077d034"/>
    </style:style>
    <style:style style:name="P185" style:family="paragraph" style:parent-style-name="Standard" style:list-style-name="L27">
      <style:text-properties officeooo:paragraph-rsid="007a553e"/>
    </style:style>
    <style:style style:name="P186" style:family="paragraph" style:parent-style-name="Standard" style:list-style-name="L27">
      <style:text-properties officeooo:paragraph-rsid="00806990"/>
    </style:style>
    <style:style style:name="P187" style:family="paragraph" style:parent-style-name="Standard" style:list-style-name="L34">
      <style:text-properties officeooo:paragraph-rsid="007209f4"/>
    </style:style>
    <style:style style:name="P188" style:family="paragraph" style:parent-style-name="Standard" style:list-style-name="L39">
      <style:text-properties officeooo:paragraph-rsid="0077d107"/>
    </style:style>
    <style:style style:name="P189" style:family="paragraph" style:parent-style-name="Standard" style:list-style-name="L42">
      <style:text-properties officeooo:paragraph-rsid="007209f4"/>
    </style:style>
    <style:style style:name="P19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91" style:family="paragraph" style:parent-style-name="Standard">
      <style:paragraph-properties fo:text-align="start" style:justify-single-word="false"/>
      <style:text-properties officeooo:paragraph-rsid="0088073d"/>
    </style:style>
    <style:style style:name="P192" style:family="paragraph" style:parent-style-name="Standard">
      <style:text-properties officeooo:rsid="00272da6" officeooo:paragraph-rsid="00856c99"/>
    </style:style>
    <style:style style:name="P19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94" style:family="paragraph" style:parent-style-name="Standard">
      <style:text-properties officeooo:rsid="00272da6" officeooo:paragraph-rsid="0088073d"/>
    </style:style>
    <style:style style:name="P195" style:family="paragraph" style:parent-style-name="Standard">
      <style:text-properties officeooo:rsid="0103ba70" officeooo:paragraph-rsid="0088073d"/>
    </style:style>
    <style:style style:name="P196" style:family="paragraph" style:parent-style-name="Standard">
      <style:text-properties officeooo:paragraph-rsid="0088073d"/>
    </style:style>
    <style:style style:name="P197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98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9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1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02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03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04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0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0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0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0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1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13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14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1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1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1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1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1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2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4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44" style:family="paragraph" style:parent-style-name="Text_20_body" style:list-style-name="L1">
      <style:text-properties officeooo:paragraph-rsid="002b129f"/>
    </style:style>
    <style:style style:name="P245" style:family="paragraph" style:parent-style-name="Text_20_body" style:list-style-name="L1">
      <style:text-properties officeooo:paragraph-rsid="002c3bd6"/>
    </style:style>
    <style:style style:name="P246" style:family="paragraph" style:parent-style-name="Text_20_body" style:list-style-name="L1">
      <style:text-properties officeooo:rsid="0103ba70" officeooo:paragraph-rsid="0026b597"/>
    </style:style>
    <style:style style:name="P247" style:family="paragraph" style:parent-style-name="Text_20_body" style:list-style-name="L7"/>
    <style:style style:name="P248" style:family="paragraph" style:parent-style-name="Text_20_body" style:list-style-name="L9"/>
    <style:style style:name="P249" style:family="paragraph" style:parent-style-name="Text_20_body" style:list-style-name="L2">
      <style:paragraph-properties fo:margin-top="0cm" fo:margin-bottom="0cm" loext:contextual-spacing="false"/>
    </style:style>
    <style:style style:name="P250" style:family="paragraph" style:parent-style-name="Text_20_body" style:list-style-name="L3">
      <style:paragraph-properties fo:margin-top="0cm" fo:margin-bottom="0cm" loext:contextual-spacing="false"/>
    </style:style>
    <style:style style:name="P251" style:family="paragraph" style:parent-style-name="Text_20_body" style:list-style-name="L4">
      <style:paragraph-properties fo:margin-top="0cm" fo:margin-bottom="0cm" loext:contextual-spacing="false"/>
    </style:style>
    <style:style style:name="P252" style:family="paragraph" style:parent-style-name="Text_20_body" style:list-style-name="L5">
      <style:paragraph-properties fo:margin-top="0cm" fo:margin-bottom="0cm" loext:contextual-spacing="false"/>
    </style:style>
    <style:style style:name="P253" style:family="paragraph" style:parent-style-name="Text_20_body" style:list-style-name="L6">
      <style:paragraph-properties fo:margin-top="0cm" fo:margin-bottom="0cm" loext:contextual-spacing="false"/>
    </style:style>
    <style:style style:name="P2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alibri" fo:font-size="12pt" fo:font-style="normal" fo:font-weight="normal" officeooo:rsid="004203a3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onsolas1" fo:font-size="10pt" style:font-size-asian="10pt"/>
    </style:style>
    <style:style style:name="T37" style:family="text">
      <style:text-properties fo:color="#000000" style:font-name="Consolas1" fo:font-size="10pt" officeooo:rsid="00571589" style:font-size-asian="10pt"/>
    </style:style>
    <style:style style:name="T38" style:family="text">
      <style:text-properties fo:color="#2a00ff" style:font-name="Monospace" fo:font-size="10pt" fo:background-color="#ffffff" loext:char-shading-value="0" style:font-size-asian="10pt"/>
    </style:style>
    <style:style style:name="T39" style:family="text">
      <style:text-properties fo:color="#2a00ff" style:font-name="Consolas1" fo:font-size="10pt" style:font-size-asian="10pt"/>
    </style:style>
    <style:style style:name="T40" style:family="text">
      <style:text-properties officeooo:rsid="003c009f"/>
    </style:style>
    <style:style style:name="T41" style:family="text">
      <style:text-properties officeooo:rsid="003c120d"/>
    </style:style>
    <style:style style:name="T42" style:family="text">
      <style:text-properties officeooo:rsid="0041c709"/>
    </style:style>
    <style:style style:name="T43" style:family="text">
      <style:text-properties officeooo:rsid="004203a3"/>
    </style:style>
    <style:style style:name="T44" style:family="text">
      <style:text-properties officeooo:rsid="0043c249"/>
    </style:style>
    <style:style style:name="T45" style:family="text">
      <style:text-properties officeooo:rsid="00473b51"/>
    </style:style>
    <style:style style:name="T46" style:family="text">
      <style:text-properties officeooo:rsid="004977b7"/>
    </style:style>
    <style:style style:name="T47" style:family="text">
      <style:text-properties officeooo:rsid="004aafba"/>
    </style:style>
    <style:style style:name="T48" style:family="text">
      <style:text-properties officeooo:rsid="004e6e89"/>
    </style:style>
    <style:style style:name="T49" style:family="text">
      <style:text-properties officeooo:rsid="0054f650"/>
    </style:style>
    <style:style style:name="T50" style:family="text">
      <style:text-properties officeooo:rsid="00571589"/>
    </style:style>
    <style:style style:name="T51" style:family="text">
      <style:text-properties fo:color="#7f0055" style:font-name="Consolas1" fo:font-size="10pt" fo:font-weight="bold" style:font-size-asian="10pt" style:font-weight-asian="bold"/>
    </style:style>
    <style:style style:name="T52" style:family="text">
      <style:text-properties fo:color="#7f0055" fo:font-weight="bold" style:font-weight-asian="bold"/>
    </style:style>
    <style:style style:name="T53" style:family="text">
      <style:text-properties fo:color="#4000c8" style:font-name="Consolas1" fo:font-size="10pt" fo:font-weight="bold" style:font-size-asian="10pt" style:font-weight-asian="bold"/>
    </style:style>
    <style:style style:name="T54" style:family="text">
      <style:text-properties style:font-name="Consolas1" fo:font-size="10pt" style:font-size-asian="10pt"/>
    </style:style>
    <style:style style:name="T55" style:family="text">
      <style:text-properties officeooo:rsid="005dcbba"/>
    </style:style>
    <style:style style:name="T56" style:family="text">
      <style:text-properties officeooo:rsid="0064fc52"/>
    </style:style>
    <style:style style:name="T57" style:family="text">
      <style:text-properties officeooo:rsid="006bffc5"/>
    </style:style>
    <style:style style:name="T58" style:family="text">
      <style:text-properties officeooo:rsid="006b2d0a"/>
    </style:style>
    <style:style style:name="T59" style:family="text">
      <style:text-properties officeooo:rsid="006cee4d"/>
    </style:style>
    <style:style style:name="T60" style:family="text">
      <style:text-properties fo:color="#000080" style:font-name="Consolas1" fo:font-size="10pt" style:font-size-asian="10pt"/>
    </style:style>
    <style:style style:name="T61" style:family="text">
      <style:text-properties fo:color="#0000ff" style:font-name="Consolas1" fo:font-size="10pt" style:font-size-asian="10pt"/>
    </style:style>
    <style:style style:name="T62" style:family="text">
      <style:text-properties fo:color="#408080" style:font-name="Consolas1" fo:font-size="10pt" style:font-size-asian="10pt"/>
    </style:style>
    <style:style style:name="T63" style:family="text">
      <style:text-properties fo:color="#007dc3" style:font-name="Calibri2" fo:font-size="18pt" officeooo:rsid="006a5a8c" style:font-size-asian="18pt" style:font-size-complex="18pt"/>
    </style:style>
    <style:style style:name="T64" style:family="text">
      <style:text-properties fo:color="#007dc3" style:font-name="Calibri2" fo:font-size="18pt" officeooo:rsid="001bba47" style:font-size-asian="18pt" style:font-size-complex="18pt"/>
    </style:style>
    <style:style style:name="T65" style:family="text">
      <style:text-properties fo:color="#007dc3" style:font-name="Calibri2" fo:font-size="18pt" officeooo:rsid="002651fa" style:font-size-asian="18pt" style:font-size-complex="18pt"/>
    </style:style>
    <style:style style:name="T66" style:family="text">
      <style:text-properties fo:color="#007dc3" style:font-name="Calibri2" fo:font-size="18pt" officeooo:rsid="006dec2c" style:font-size-asian="18pt" style:font-size-complex="18pt"/>
    </style:style>
    <style:style style:name="T67" style:family="text">
      <style:text-properties fo:color="#007dc3" style:font-name="Calibri2" fo:font-size="18pt" officeooo:rsid="007893cc" style:font-size-asian="18pt" style:font-size-complex="18pt"/>
    </style:style>
    <style:style style:name="T68" style:family="text">
      <style:text-properties fo:color="#007dc3" style:font-name="Calibri2" fo:font-size="18pt" officeooo:rsid="0084814d" style:font-size-asian="18pt" style:font-size-complex="18pt"/>
    </style:style>
    <style:style style:name="T69" style:family="text">
      <style:text-properties fo:color="#007dc3" style:font-name="Calibri2" fo:font-size="18pt" officeooo:rsid="00856c99" style:font-size-asian="18pt" style:font-size-complex="18pt"/>
    </style:style>
    <style:style style:name="T70" style:family="text">
      <style:text-properties fo:color="#007dc3" style:font-name="Calibri2" fo:font-size="18pt" officeooo:rsid="00874f46" style:font-size-asian="18pt" style:font-size-complex="18pt"/>
    </style:style>
    <style:style style:name="T71" style:family="text">
      <style:text-properties fo:color="#007dc3" style:font-name="Calibri2" fo:font-size="18pt" officeooo:rsid="0088073d" style:font-size-asian="18pt" style:font-size-complex="18pt"/>
    </style:style>
    <style:style style:name="T72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officeooo:rsid="00726857"/>
    </style:style>
    <style:style style:name="T85" style:family="text">
      <style:text-properties officeooo:rsid="0076178f"/>
    </style:style>
    <style:style style:name="T86" style:family="text">
      <style:text-properties officeooo:rsid="0076e180"/>
    </style:style>
    <style:style style:name="T87" style:family="text">
      <style:text-properties officeooo:rsid="0074214e"/>
    </style:style>
    <style:style style:name="T88" style:family="text">
      <style:text-properties officeooo:rsid="0077d034"/>
    </style:style>
    <style:style style:name="T89" style:family="text">
      <style:text-properties officeooo:rsid="007af355"/>
    </style:style>
    <style:style style:name="T90" style:family="text">
      <style:text-properties officeooo:rsid="007893cc"/>
    </style:style>
    <style:style style:name="T91" style:family="text">
      <style:text-properties officeooo:rsid="007a553e"/>
    </style:style>
    <style:style style:name="T92" style:family="text">
      <style:text-properties officeooo:rsid="00806990"/>
    </style:style>
    <style:style style:name="T93" style:family="text">
      <style:text-properties officeooo:rsid="008617a9"/>
    </style:style>
    <style:style style:name="T94" style:family="text">
      <style:text-properties officeooo:rsid="0088073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5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5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1">Control de versions d'HELIUM</text:p>
      <text:p text:style-name="P112"><text:span text:style-name="T63">0</text:span><text:span text:style-name="T71">9</text:span><text:span text:style-name="T68"> </text:span><text:span text:style-name="T64">d</text:span><text:span text:style-name="T66">e</text:span><text:span text:style-name="T67"> m</text:span><text:span text:style-name="T71">arç</text:span><text:span text:style-name="T63"> </text:span><text:span text:style-name="T64">de </text:span><text:span text:style-name="T65">202</text:span><text:span text:style-name="T71">0</text:span></text:p>
      <text:p text:style-name="P109">Serveis d’Administració Electrònica en el Govern de les Illes Balears</text:p>
      <text:p text:style-name="P108">Lot 3 (Serveis de tramitació d’expedients electrònics)</text:p>
      <text:p text:style-name="P108"/>
      <text:p text:style-name="P108"/>
      <text:p text:style-name="P108"/>
      <text:p text:style-name="P108"/>
      <text:p text:style-name="P110">Oficina Tècnica de Direcció de Projecte</text:p>
      <text:list xml:id="list3833789601" text:style-name="Outline">
        <text:list-header>
          <text:h text:style-name="P14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4">Data</text:p>
          </table:table-cell>
          <table:table-cell table:style-name="Taula1.B2" office:value-type="string">
            <text:p text:style-name="P115">Autor</text:p>
          </table:table-cell>
          <table:table-cell table:style-name="Taula1.B2" office:value-type="string">
            <text:p text:style-name="P115">Versió</text:p>
          </table:table-cell>
          <table:table-cell table:style-name="Taula1.D2" office:value-type="string">
            <text:p text:style-name="P115">Canvis</text:p>
          </table:table-cell>
        </table:table-row>
        <table:table-row table:style-name="Taula1.1">
          <table:table-cell table:style-name="Taula1.A3" office:value-type="string">
            <text:p text:style-name="P11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7">Limit Tecnologies</text:p>
          </table:table-cell>
          <table:table-cell table:style-name="Taula1.C3" office:value-type="string">
            <text:p text:style-name="P116">v1.0</text:p>
          </table:table-cell>
          <table:table-cell table:style-name="Taula1.D3" office:value-type="string">
            <text:p text:style-name="P116">Versió inicial</text:p>
          </table:table-cell>
        </table:table-row>
        <table:table-row table:style-name="Taula1.1">
          <table:table-cell table:style-name="Taula1.A4" office:value-type="string">
            <text:p text:style-name="P118"/>
          </table:table-cell>
          <table:table-cell table:style-name="Taula1.B4" office:value-type="string">
            <text:p text:style-name="P118"/>
          </table:table-cell>
          <table:table-cell table:style-name="Taula1.C4" office:value-type="string">
            <text:p text:style-name="P118"/>
          </table:table-cell>
          <table:table-cell table:style-name="Taula1.D4" office:value-type="string">
            <text:p text:style-name="P118"/>
          </table:table-cell>
        </table:table-row>
        <table:table-row table:style-name="Taula1.1">
          <table:table-cell table:style-name="Taula1.A5" office:value-type="string">
            <text:p text:style-name="P118"/>
          </table:table-cell>
          <table:table-cell table:style-name="Taula1.B5" office:value-type="string">
            <text:p text:style-name="P118"/>
          </table:table-cell>
          <table:table-cell table:style-name="Taula1.C5" office:value-type="string">
            <text:p text:style-name="P118"/>
          </table:table-cell>
          <table:table-cell table:style-name="Taula1.D5" office:value-type="string">
            <text:p text:style-name="P118"/>
          </table:table-cell>
        </table:table-row>
        <table:table-row table:style-name="Taula1.1">
          <table:table-cell table:style-name="Taula1.A6" office:value-type="string">
            <text:p text:style-name="P118"/>
          </table:table-cell>
          <table:table-cell table:style-name="Taula1.B6" office:value-type="string">
            <text:p text:style-name="P118"/>
          </table:table-cell>
          <table:table-cell table:style-name="Taula1.C6" office:value-type="string">
            <text:p text:style-name="P118"/>
          </table:table-cell>
          <table:table-cell table:style-name="Taula1.D6" office:value-type="string">
            <text:p text:style-name="P11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4">Nom</text:p>
          </table:table-cell>
          <table:table-cell table:style-name="Taula2.B2" office:value-type="string">
            <text:p text:style-name="P115">Data</text:p>
          </table:table-cell>
          <table:table-cell table:style-name="Taula2.C2" office:value-type="string">
            <text:p text:style-name="P115">Àrea, departament o empresa</text:p>
          </table:table-cell>
        </table:table-row>
        <table:table-row table:style-name="Taula2.1">
          <table:table-cell table:style-name="Taula2.A3" office:value-type="string">
            <text:p text:style-name="P116"/>
          </table:table-cell>
          <table:table-cell table:style-name="Taula2.B3" office:value-type="string">
            <text:p text:style-name="P116"/>
          </table:table-cell>
          <table:table-cell table:style-name="Taula2.C3" office:value-type="string">
            <text:p text:style-name="P116"/>
          </table:table-cell>
        </table:table-row>
        <table:table-row table:style-name="Taula2.1">
          <table:table-cell table:style-name="Taula2.A4" office:value-type="string">
            <text:p text:style-name="P118"/>
          </table:table-cell>
          <table:table-cell table:style-name="Taula2.B4" office:value-type="string">
            <text:p text:style-name="P118"/>
          </table:table-cell>
          <table:table-cell table:style-name="Taula2.C4" office:value-type="string">
            <text:p text:style-name="P118"/>
          </table:table-cell>
        </table:table-row>
        <table:table-row table:style-name="Taula2.1">
          <table:table-cell table:style-name="Taula2.A5" office:value-type="string">
            <text:p text:style-name="P118"/>
          </table:table-cell>
          <table:table-cell table:style-name="Taula2.B5" office:value-type="string">
            <text:p text:style-name="P118"/>
          </table:table-cell>
          <table:table-cell table:style-name="Taula2.C5" office:value-type="string">
            <text:p text:style-name="P118"/>
          </table:table-cell>
        </table:table-row>
        <table:table-row table:style-name="Taula2.1">
          <table:table-cell table:style-name="Taula2.A6" office:value-type="string">
            <text:p text:style-name="P118"/>
          </table:table-cell>
          <table:table-cell table:style-name="Taula2.B6" office:value-type="string">
            <text:p text:style-name="P118"/>
          </table:table-cell>
          <table:table-cell table:style-name="Taula2.C6" office:value-type="string">
            <text:p text:style-name="P11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4">Nom</text:p>
          </table:table-cell>
          <table:table-cell table:style-name="Taula3.B2" office:value-type="string">
            <text:p text:style-name="P115">Data</text:p>
          </table:table-cell>
          <table:table-cell table:style-name="Taula3.C2" office:value-type="string">
            <text:p text:style-name="P115">Àrea, departament o empresa</text:p>
          </table:table-cell>
        </table:table-row>
        <table:table-row table:style-name="Taula3.1">
          <table:table-cell table:style-name="Taula3.A3" office:value-type="string">
            <text:p text:style-name="P116"/>
          </table:table-cell>
          <table:table-cell table:style-name="Taula3.B3" office:value-type="string">
            <text:p text:style-name="P116"/>
          </table:table-cell>
          <table:table-cell table:style-name="Taula3.C3" office:value-type="string">
            <text:p text:style-name="P116"/>
          </table:table-cell>
        </table:table-row>
        <table:table-row table:style-name="Taula3.1">
          <table:table-cell table:style-name="Taula3.A4" office:value-type="string">
            <text:p text:style-name="P118"/>
          </table:table-cell>
          <table:table-cell table:style-name="Taula3.B4" office:value-type="string">
            <text:p text:style-name="P118"/>
          </table:table-cell>
          <table:table-cell table:style-name="Taula3.C4" office:value-type="string">
            <text:p text:style-name="P118"/>
          </table:table-cell>
        </table:table-row>
        <table:table-row table:style-name="Taula3.1">
          <table:table-cell table:style-name="Taula3.A5" office:value-type="string">
            <text:p text:style-name="P118"/>
          </table:table-cell>
          <table:table-cell table:style-name="Taula3.B5" office:value-type="string">
            <text:p text:style-name="P118"/>
          </table:table-cell>
          <table:table-cell table:style-name="Taula3.C5" office:value-type="string">
            <text:p text:style-name="P118"/>
          </table:table-cell>
        </table:table-row>
        <table:table-row table:style-name="Taula3.1">
          <table:table-cell table:style-name="Taula3.A6" office:value-type="string">
            <text:p text:style-name="P118"/>
          </table:table-cell>
          <table:table-cell table:style-name="Taula3.B6" office:value-type="string">
            <text:p text:style-name="P118"/>
          </table:table-cell>
          <table:table-cell table:style-name="Taula3.C6" office:value-type="string">
            <text:p text:style-name="P11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4">Nom</text:p>
          </table:table-cell>
          <table:table-cell table:style-name="Taula6.B2" office:value-type="string">
            <text:p text:style-name="P115">Àrea, departament o empresa</text:p>
          </table:table-cell>
          <table:table-cell table:style-name="Taula6.C2" office:value-type="string">
            <text:p text:style-name="P115">Correu electrònic</text:p>
          </table:table-cell>
        </table:table-row>
        <table:table-row table:style-name="Taula6.1">
          <table:table-cell table:style-name="Taula6.A3" office:value-type="string">
            <text:p text:style-name="P116"/>
          </table:table-cell>
          <table:table-cell table:style-name="Taula6.B3" office:value-type="string">
            <text:p text:style-name="P116"/>
          </table:table-cell>
          <table:table-cell table:style-name="Taula6.C3" office:value-type="string">
            <text:p text:style-name="P116"/>
          </table:table-cell>
        </table:table-row>
        <table:table-row table:style-name="Taula6.1">
          <table:table-cell table:style-name="Taula6.A4" office:value-type="string">
            <text:p text:style-name="P118"/>
          </table:table-cell>
          <table:table-cell table:style-name="Taula6.B4" office:value-type="string">
            <text:p text:style-name="P118"/>
          </table:table-cell>
          <table:table-cell table:style-name="Taula6.C4" office:value-type="string">
            <text:p text:style-name="P118"/>
          </table:table-cell>
        </table:table-row>
        <table:table-row table:style-name="Taula6.1">
          <table:table-cell table:style-name="Taula6.A5" office:value-type="string">
            <text:p text:style-name="P118"/>
          </table:table-cell>
          <table:table-cell table:style-name="Taula6.B5" office:value-type="string">
            <text:p text:style-name="P118"/>
          </table:table-cell>
          <table:table-cell table:style-name="Taula6.C5" office:value-type="string">
            <text:p text:style-name="P118"/>
          </table:table-cell>
        </table:table-row>
        <table:table-row table:style-name="Taula6.1">
          <table:table-cell table:style-name="Taula6.A6" office:value-type="string">
            <text:p text:style-name="P118"/>
          </table:table-cell>
          <table:table-cell table:style-name="Taula6.B6" office:value-type="string">
            <text:p text:style-name="P118"/>
          </table:table-cell>
          <table:table-cell table:style-name="Taula6.C6" office:value-type="string">
            <text:p text:style-name="P11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3"><text:a xlink:type="simple" xlink:href="#__RefHeading___Toc21421_3940995463" text:style-name="Index_20_Link" text:visited-style-name="Index_20_Link">Control de versions del document<text:tab/>2</text:a></text:p>
          <text:p text:style-name="P143"><text:a xlink:type="simple" xlink:href="#__RefHeading___Toc21295_3940995463" text:style-name="Index_20_Link" text:visited-style-name="Index_20_Link">1. Històric de versions<text:tab/>4</text:a></text:p>
          <text:p text:style-name="P144"><text:a xlink:type="simple" xlink:href="#__RefHeading___Toc19787_3508694843" text:style-name="Index_20_Link" text:visited-style-name="Index_20_Link">1.1. v3.2.96<text:tab/>4</text:a></text:p>
          <text:p text:style-name="P144"><text:a xlink:type="simple" xlink:href="#__RefHeading___Toc38092_687897089" text:style-name="Index_20_Link" text:visited-style-name="Index_20_Link">1.2. v3.2.97<text:tab/>5</text:a></text:p>
          <text:p text:style-name="P144"><text:a xlink:type="simple" xlink:href="#__RefHeading___Toc38377_14971827" text:style-name="Index_20_Link" text:visited-style-name="Index_20_Link">1.3. v3.2.98<text:tab/>6</text:a></text:p>
          <text:p text:style-name="P144"><text:a xlink:type="simple" xlink:href="#__RefHeading___Toc18081_506569814" text:style-name="Index_20_Link" text:visited-style-name="Index_20_Link">1.4. v3.2.99<text:tab/>7</text:a></text:p>
          <text:p text:style-name="P144"><text:a xlink:type="simple" xlink:href="#__RefHeading___Toc18081_5065698141" text:style-name="Index_20_Link" text:visited-style-name="Index_20_Link">1.5. v3.2.100<text:tab/>8</text:a></text:p>
          <text:p text:style-name="P144"><text:a xlink:type="simple" xlink:href="#__RefHeading___Toc77409_61972128" text:style-name="Index_20_Link" text:visited-style-name="Index_20_Link">1.6. v3.2.101<text:tab/>9</text:a></text:p>
          <text:p text:style-name="P144"><text:a xlink:type="simple" xlink:href="#__RefHeading___Toc16729_526703748" text:style-name="Index_20_Link" text:visited-style-name="Index_20_Link">1.7. v3.2.102<text:tab/>10</text:a></text:p>
          <text:p text:style-name="P144"><text:a xlink:type="simple" xlink:href="#__RefHeading___Toc16729_5267037481" text:style-name="Index_20_Link" text:visited-style-name="Index_20_Link">1.8. v3.2.102a<text:tab/>11</text:a></text:p>
          <text:p text:style-name="P144"><text:a xlink:type="simple" xlink:href="#__RefHeading___Toc32902_519805004" text:style-name="Index_20_Link" text:visited-style-name="Index_20_Link">1.9. v3.2.103<text:tab/>12</text:a></text:p>
          <text:p text:style-name="P144"><text:a xlink:type="simple" xlink:href="#__RefHeading___Toc74958_588639221" text:style-name="Index_20_Link" text:visited-style-name="Index_20_Link">1.10. v3.2.104<text:tab/>13</text:a></text:p>
          <text:p text:style-name="P144"><text:a xlink:type="simple" xlink:href="#__RefHeading___Toc30263_3439170243" text:style-name="Index_20_Link" text:visited-style-name="Index_20_Link">1.11. v3.2.104.1<text:tab/>14</text:a></text:p>
          <text:p text:style-name="P144"><text:a xlink:type="simple" xlink:href="#__RefHeading___Toc28723_1470059864" text:style-name="Index_20_Link" text:visited-style-name="Index_20_Link">1.12. v3.2.105<text:tab/>15</text:a></text:p>
          <text:p text:style-name="P144"><text:a xlink:type="simple" xlink:href="#__RefHeading___Toc78940_1512682159" text:style-name="Index_20_Link" text:visited-style-name="Index_20_Link">1.13. v3.2.106<text:tab/>16</text:a></text:p>
          <text:p text:style-name="P14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4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4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4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4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4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44"><text:a xlink:type="simple" xlink:href="#__RefHeading___Toc54129_81651155" text:style-name="Index_20_Link" text:visited-style-name="Index_20_Link">1.20. v3.2.107 Helium amb Herència<text:tab/>25</text:a></text:p>
          <text:p text:style-name="P14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4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4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</text:index-body>
      </text:table-of-content>
      <text:p text:style-name="P5"/>
      <text:list xml:id="list132013348157730" text:continue-numbering="true" text:style-name="Outline">
        <text:list-item>
          <text:h text:style-name="P14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1"><text:tab/>26/10/2018</text:p>
      <text:p text:style-name="P31">Resum: </text:p>
      <text:p text:style-name="P31"><text:tab/>Resolució d'errors relacionats amb l'Arxiu digital de la CAIB.</text:p>
      <text:p text:style-name="P31"/>
      <text:p text:style-name="P2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0577139" text:style-name="L1">
        <text:list-item>
          <text:p text:style-name="P24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4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5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5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5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5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4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1"><text:tab/>Sense canvis</text:p>
      <text:p text:style-name="P9"/>
      <text:p text:style-name="P8"><text:span text:style-name="T3">Propietats globals</text:span>: </text:p>
      <text:list xml:id="list3348470683" text:style-name="L8">
        <text:list-item>
          <text:p text:style-name="P16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0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0"/>
      <text:p text:style-name="P30"/>
      <text:list xml:id="list132013092698966" text:continue-list="list132013348157730" text:style-name="Outline">
        <text:list-item>
          <text:list>
            <text:list-item>
              <text:h text:style-name="P15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2"><text:tab/><text:span text:style-name="T9">30</text:span>/10/2018</text:p>
      <text:p text:style-name="P32">Resum: </text:p>
      <text:p text:style-name="P32"><text:tab/><text:span text:style-name="T9">Conversió a PDF dels documents no signats en finalitzar un expedient integrat amb l'Arxiu</text:span>.</text:p>
      <text:p text:style-name="P32"/>
      <text:p text:style-name="P6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2011696765241" text:continue-list="list270577139" text:style-name="L1">
        <text:list-item>
          <text:p text:style-name="P24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4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4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2"><text:tab/>Sense canvis</text:p>
      <text:p text:style-name="P11"/>
      <text:p text:style-name="P33">Propietats globals: </text:p>
      <text:p text:style-name="P68"><text:tab/>Sense canvis</text:p>
      <text:p text:style-name="P68"/>
      <text:list xml:id="list132012874376259" text:continue-list="list132013092698966" text:style-name="Outline">
        <text:list-item>
          <text:list>
            <text:list-item>
              <text:h text:style-name="P15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0"><text:tab/><text:span text:style-name="T10">07</text:span>/1<text:span text:style-name="T10">1</text:span>/2018</text:p>
      <text:p text:style-name="P50">Resum: </text:p>
      <text:p text:style-name="P50"><text:tab/><text:span text:style-name="T10">Correccions errors amb custòdia documental.</text:span></text:p>
      <text:p text:style-name="P50"/>
      <text:p text:style-name="P7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2011450498336" text:continue-list="list132011696765241" text:style-name="L1">
        <text:list-item>
          <text:p text:style-name="P24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4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4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4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4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4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0"><text:tab/>Sense canvis</text:p>
      <text:p text:style-name="P12"/>
      <text:p text:style-name="P34">Propietats globals: </text:p>
      <text:p text:style-name="P69"><text:tab/>Sense canvis</text:p>
      <text:p text:style-name="P69"/>
      <text:list xml:id="list132012432410686" text:continue-list="list132012874376259" text:style-name="Outline">
        <text:list-item>
          <text:list>
            <text:list-item>
              <text:h text:style-name="P152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1"><text:tab/><text:span text:style-name="T26">05</text:span>/1<text:span text:style-name="T26">2</text:span>/2018</text:p>
      <text:p text:style-name="P51">Resum: </text:p>
      <text:p text:style-name="P51"><text:tab/><text:span text:style-name="T26">Diverses correccions, estadístiques per entorn i modificacions menors.</text:span></text:p>
      <text:p text:style-name="P51"/>
      <text:p text:style-name="P7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6"/>
      <text:list xml:id="list3049111892" text:style-name="L10">
        <text:list-item>
          <text:p text:style-name="P17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7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7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7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7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7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7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7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7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7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7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7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7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7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7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7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7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1"><text:tab/>Sense canvis</text:p>
      <text:p text:style-name="P13"/>
      <text:p text:style-name="P35">Propietats globals: </text:p>
      <text:p text:style-name="P70"><text:tab/>Sense canvis</text:p>
      <text:p text:style-name="P70"/>
      <text:p text:style-name="P71"/>
      <text:list xml:id="list132011847453457" text:continue-list="list132012432410686" text:style-name="Outline">
        <text:list-item>
          <text:list>
            <text:list-item>
              <text:h text:style-name="P153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2"><text:tab/><text:span text:style-name="T27">11</text:span>/1<text:span text:style-name="T26">2</text:span>/2018</text:p>
      <text:p text:style-name="P52">Resum: </text:p>
      <text:p text:style-name="P52"><text:tab/><text:span text:style-name="T27">Correccions menors per solucionar problemes trobats a la versió 3.2.99.</text:span></text:p>
      <text:p text:style-name="P52"/>
      <text:p text:style-name="P7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7"/>
      <text:list xml:id="list132011716647928" text:continue-list="list3049111892" text:style-name="L10">
        <text:list-item>
          <text:p text:style-name="P171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7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2"><text:tab/>Sense canvis</text:p>
      <text:p text:style-name="P14"/>
      <text:p text:style-name="P36">Propietats globals: </text:p>
      <text:p text:style-name="P71"><text:tab/>Sen<text:span text:style-name="T27">se canvis</text:span></text:p>
      <text:p text:style-name="P71"/>
      <text:list xml:id="list132011806588194" text:continue-list="list132011847453457" text:style-name="Outline">
        <text:list-item>
          <text:list>
            <text:list-item>
              <text:h text:style-name="P154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3"><text:tab/><text:span text:style-name="T28">16</text:span>/<text:span text:style-name="T28">01</text:span>/201<text:span text:style-name="T28">9</text:span></text:p>
      <text:p text:style-name="P53">Resum: </text:p>
      <text:p text:style-name="P54"><text:tab/>Correcció d'error amb enviament de documents a portasignatures des de un subproces<text:span text:style-name="T28">.</text:span></text:p>
      <text:p text:style-name="P53"/>
      <text:p text:style-name="P7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8"/>
      <text:list xml:id="list132012982498227" text:continue-list="list132011716647928" text:style-name="L10">
        <text:list-item>
          <text:p text:style-name="P17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3"><text:tab/>Sense canvis</text:p>
      <text:p text:style-name="P15"/>
      <text:p text:style-name="P37">Propietats globals: </text:p>
      <text:p text:style-name="P72"><text:tab/>Sen<text:span text:style-name="T27">se canvis</text:span></text:p>
      <text:list xml:id="list132012105753488" text:continue-list="list132011806588194" text:style-name="Outline">
        <text:list-item>
          <text:list>
            <text:list-item>
              <text:h text:style-name="P15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5"><text:tab/><text:span text:style-name="T29">24</text:span>/<text:span text:style-name="T28">01</text:span>/201<text:span text:style-name="T28">9</text:span></text:p>
      <text:p text:style-name="P55">Resum: </text:p>
      <text:p text:style-name="P55"><text:tab/>Correcció <text:span text:style-name="T29">de diversos errors trobats a la versió 3.2.100</text:span></text:p>
      <text:p text:style-name="P55"/>
      <text:p text:style-name="P7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9"/>
      <text:list xml:id="list132013388209461" text:continue-list="list132012982498227" text:style-name="L10">
        <text:list-item>
          <text:p text:style-name="P17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7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7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7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7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7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7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7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572850059" text:style-name="L11">
        <text:list-item>
          <text:p text:style-name="P197">Canvis realitzats a nivell de BBDD:</text:p>
          <text:list>
            <text:list-item>
              <text:p text:style-name="P198"><text:span text:style-name="T41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99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0"><text:span text:style-name="T42">Script de modificació per aplicar els canvis</text:span>:</text:p>
        </text:list-item>
      </text:list>
      <text:list xml:id="list1418319897" text:style-name="L12">
        <text:list-item>
          <text:p text:style-name="P201">helium_update_3.2.102.sql</text:p>
        </text:list-item>
      </text:list>
      <text:p text:style-name="P16"/>
      <text:p text:style-name="P38">Propietats globals: </text:p>
      <text:p text:style-name="P38"/>
      <text:list xml:id="list4224627483" text:style-name="L13">
        <text:list-item>
          <text:p text:style-name="P220">Afegides propietats <text:span text:style-name="T40">globals</text:span> <text:span text:style-name="T32">app.notificacio.plugin</text:span><text:span text:style-name="T33"> </text:span><text:span text:style-name="T34">per poder integrar helium amb Notib.</text:span></text:p>
          <text:p text:style-name="P22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0">##############################</text:p>
            <text:p text:style-name="P121"># <text:tab/>Integració amb NOTIB <text:s text:c="2"/>#</text:p>
            <text:p text:style-name="P121">##############################</text:p>
            <text:p text:style-name="P119"><text:span text:style-name="T31">app.notificacio.plugin.class=</text:span><text:span text:style-name="T38">net.conselldemallorca.helium.integracio.plugins.notificacio.NotificacioPluginNotib</text:span></text:p>
            <text:p text:style-name="P119"><text:span text:style-name="T31">app.notificacio.plugin.url=</text:span><text:span text:style-name="T38">http://localhost:8180/notib</text:span></text:p>
            <text:p text:style-name="P119"><text:span text:style-name="T31">app.notificacio.plugin.username=</text:span><text:span text:style-name="T38">helapp</text:span></text:p>
            <text:p text:style-name="P29"><text:span text:style-name="T31">app.notificacio.plugin.password=</text:span><text:span text:style-name="T38">helapp</text:span></text:p>
          </table:table-cell>
        </table:table-row>
      </table:table>
      <text:p text:style-name="P73"/>
      <text:p text:style-name="P73"/>
      <text:p text:style-name="P74"><text:tab/>Sen<text:span text:style-name="T27">se canvis</text:span></text:p>
      <text:list xml:id="list132012372466791" text:continue-list="list132012105753488" text:style-name="Outline">
        <text:list-item>
          <text:list>
            <text:list-item>
              <text:h text:style-name="P156" text:outline-level="2"><text:bookmark-start text:name="__RefHeading___Toc16729_5267037481"/>v3.2.102<text:span text:style-name="T43">a </text:span><text:bookmark-end text:name="__RefHeading___Toc16729_5267037481"/></text:h>
            </text:list-item>
          </text:list>
        </text:list-item>
      </text:list>
      <text:p text:style-name="P17">Data: </text:p>
      <text:p text:style-name="P56"><text:tab/><text:span text:style-name="T43">22</text:span>/<text:span text:style-name="T28">02</text:span>/201<text:span text:style-name="T28">9</text:span></text:p>
      <text:p text:style-name="P56">Resum: </text:p>
      <text:p text:style-name="P56"><text:tab/><text:span text:style-name="T43">Error urgent plugin de tramitació amb SISTRA. Es detecta un error dels expedients donats d'alta des de SISTRA i es resol.</text:span></text:p>
      <text:p text:style-name="P56"/>
      <text:p text:style-name="P8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2"/>
      <text:list xml:id="list132013540844630" text:continue-list="list132013388209461" text:style-name="L10">
        <text:list-item>
          <text:p text:style-name="P174"><text:a xlink:type="simple" xlink:href="https://github.com/GovernIB/helium/issues/1275" text:style-name="Internet_20_link" text:visited-style-name="Visited_20_Internet_20_Link"><text:span text:style-name="T43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623516816" text:style-name="L14">
        <text:list-item>
          <text:p text:style-name="P202">Sense canvis</text:p>
        </text:list-item>
      </text:list>
      <text:p text:style-name="P17"/>
      <text:p text:style-name="P39">Propietats globals: </text:p>
      <text:p text:style-name="P39"/>
      <text:list xml:id="list1080490112" text:style-name="L15">
        <text:list-item>
          <text:p text:style-name="P242"><text:span text:style-name="T34">S</text:span><text:span text:style-name="T33">ense canvis</text:span></text:p>
        </text:list-item>
      </text:list>
      <text:p text:style-name="P131"/>
      <text:list xml:id="list132011491830807" text:continue-list="list132012372466791" text:style-name="Outline">
        <text:list-item>
          <text:list>
            <text:list-item>
              <text:h text:style-name="P157" text:outline-level="2"><text:bookmark-start text:name="__RefHeading___Toc32902_519805004"/>v3.2.10<text:span text:style-name="T44">3</text:span><text:bookmark-end text:name="__RefHeading___Toc32902_519805004"/></text:h>
            </text:list-item>
          </text:list>
        </text:list-item>
      </text:list>
      <text:p text:style-name="P18">Data: </text:p>
      <text:p text:style-name="P57"><text:tab/><text:span text:style-name="T43">26</text:span>/<text:span text:style-name="T28">02</text:span>/201<text:span text:style-name="T28">9</text:span></text:p>
      <text:p text:style-name="P57">Resum: </text:p>
      <text:p text:style-name="P57"><text:tab/><text:span text:style-name="T44">Resolució de diferents errors.</text:span></text:p>
      <text:p text:style-name="P57"/>
      <text:p text:style-name="P8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3"/>
      <text:list xml:id="list132013197169153" text:continue-list="list132013540844630" text:style-name="L10">
        <text:list-item>
          <text:p text:style-name="P17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7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7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7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7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7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7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7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878302030" text:style-name="L16">
        <text:list-item>
          <text:p text:style-name="P203">Sense canvis</text:p>
        </text:list-item>
      </text:list>
      <text:p text:style-name="P18"/>
      <text:p text:style-name="P40">Propietats globals: </text:p>
      <text:p text:style-name="P40"/>
      <text:list xml:id="list2897046900" text:style-name="L17">
        <text:list-item>
          <text:p text:style-name="P222"><text:span text:style-name="T40">S</text:span>ense canvis</text:p>
        </text:list-item>
      </text:list>
      <text:p text:style-name="P131"/>
      <text:list xml:id="list132012629518239" text:continue-list="list132011491830807" text:style-name="Outline">
        <text:list-item>
          <text:list>
            <text:list-item>
              <text:h text:style-name="P158" text:outline-level="2"><text:bookmark-start text:name="__RefHeading___Toc74958_588639221"/>v3.2.10<text:span text:style-name="T45">4</text:span><text:bookmark-end text:name="__RefHeading___Toc74958_588639221"/></text:h>
            </text:list-item>
          </text:list>
        </text:list-item>
      </text:list>
      <text:p text:style-name="P19">Data: </text:p>
      <text:p text:style-name="P58"><text:tab/><text:span text:style-name="T45">21</text:span>/<text:span text:style-name="T45">03</text:span>/201<text:span text:style-name="T28">9</text:span></text:p>
      <text:p text:style-name="P58">Resum: </text:p>
      <text:p text:style-name="P58"><text:tab/><text:span text:style-name="T4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8"/>
      <text:p text:style-name="P8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4"/>
      <text:list xml:id="list132011656680822" text:continue-list="list132013197169153" text:style-name="L10">
        <text:list-item>
          <text:p text:style-name="P17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7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7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7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7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7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7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7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7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833350287" text:style-name="L18">
        <text:list-item>
          <text:p text:style-name="P204">Sense canvis</text:p>
        </text:list-item>
      </text:list>
      <text:p text:style-name="P19"/>
      <text:p text:style-name="P41">Propietats globals: </text:p>
      <text:p text:style-name="P41"/>
      <text:list xml:id="list3225356709" text:style-name="L19">
        <text:list-item>
          <text:p text:style-name="P223"><text:span text:style-name="T40">S</text:span>ense canvis</text:p>
        </text:list-item>
      </text:list>
      <text:p text:style-name="P132"/>
      <text:list xml:id="list132011609907157" text:continue-list="list132012629518239" text:style-name="Outline">
        <text:list-item>
          <text:list>
            <text:list-item>
              <text:h text:style-name="P159" text:outline-level="2"><text:bookmark-start text:name="__RefHeading___Toc30263_3439170243"/>v3.2.10<text:span text:style-name="T45">4.1</text:span><text:bookmark-end text:name="__RefHeading___Toc30263_3439170243"/></text:h>
            </text:list-item>
          </text:list>
        </text:list-item>
      </text:list>
      <text:p text:style-name="P20">Data: </text:p>
      <text:p text:style-name="P59"><text:tab/><text:span text:style-name="T45">28</text:span>/<text:span text:style-name="T45">03</text:span>/201<text:span text:style-name="T28">9</text:span></text:p>
      <text:p text:style-name="P59">Resum: </text:p>
      <text:p text:style-name="P59"><text:tab/><text:span text:style-name="T47">Solució a l'error que no es vegi el botó de "Disseny" per usuaris amb permís de disseny sobre tipus d'expedients.</text:span></text:p>
      <text:p text:style-name="P59"/>
      <text:p text:style-name="P8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5"/>
      <text:list xml:id="list132011607443998" text:continue-list="list132011656680822" text:style-name="L10">
        <text:list-item>
          <text:p text:style-name="P17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10056041" text:style-name="L20">
        <text:list-item>
          <text:p text:style-name="P205">Sense canvis</text:p>
        </text:list-item>
      </text:list>
      <text:p text:style-name="P20"/>
      <text:p text:style-name="P42">Propietats globals: </text:p>
      <text:p text:style-name="P42"/>
      <text:list xml:id="list411990786" text:style-name="L21">
        <text:list-item>
          <text:p text:style-name="P224"><text:span text:style-name="T40">S</text:span>ense canvis</text:p>
        </text:list-item>
      </text:list>
      <text:p text:style-name="P133"/>
      <text:list xml:id="list132011749222514" text:continue-list="list132011609907157" text:style-name="Outline">
        <text:list-item>
          <text:list>
            <text:list-item>
              <text:h text:style-name="P16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0"><text:tab/><text:span text:style-name="T48">12</text:span>/<text:span text:style-name="T48">04</text:span>/201<text:span text:style-name="T28">9</text:span></text:p>
      <text:p text:style-name="P60">Resum: </text:p>
      <text:p text:style-name="P8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0"/>
      <text:p text:style-name="P8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6"/>
      <text:list xml:id="list132012991459531" text:continue-list="list132011607443998" text:style-name="L10">
        <text:list-item>
          <text:p text:style-name="P178"><text:a xlink:type="simple" xlink:href="https://github.com/GovernIB/helium/issues/1284" text:style-name="Internet_20_link" text:visited-style-name="Visited_20_Internet_20_Link">#1284</text:a> Error en les versions dels <text:span text:style-name="T48">subprocessos</text:span> quan no hi ha cap definició de procés creada</text:p>
        </text:list-item>
        <text:list-item>
          <text:p text:style-name="P17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7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7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7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7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7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471049311" text:style-name="L22">
        <text:list-item>
          <text:p text:style-name="P207">Sense canvis</text:p>
        </text:list-item>
      </text:list>
      <text:p text:style-name="P21"/>
      <text:p text:style-name="P43">Propietats globals: </text:p>
      <text:p text:style-name="P43"/>
      <text:list xml:id="list156964382" text:style-name="L23">
        <text:list-item>
          <text:p text:style-name="P225"><text:span text:style-name="T40">S</text:span>ense canvis</text:p>
        </text:list-item>
      </text:list>
      <text:list xml:id="list132012199259086" text:continue-list="list132011749222514" text:style-name="Outline">
        <text:list-item>
          <text:list>
            <text:list-item>
              <text:h text:style-name="P161" text:outline-level="2"><text:bookmark-start text:name="__RefHeading___Toc78940_1512682159"/>v3.2.10<text:span text:style-name="T49">6</text:span><text:bookmark-end text:name="__RefHeading___Toc78940_1512682159"/></text:h>
            </text:list-item>
          </text:list>
        </text:list-item>
      </text:list>
      <text:p text:style-name="P22">Data: </text:p>
      <text:p text:style-name="P61"><text:tab/><text:span text:style-name="T57">21</text:span>/<text:span text:style-name="T57">08</text:span>/201<text:span text:style-name="T28">9</text:span></text:p>
      <text:p text:style-name="P61">Resum: <text:span text:style-name="T55">Adaptació a la nova interfície del NOTIB i possibilitat de notificar documents amb manteniment d'interessats a través de la interfície gràcica</text:span>.<text:span text:style-name="T5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1"/>
      <text:p text:style-name="P8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8"/>
      <text:list xml:id="list132013353698944" text:continue-list="list132012991459531" text:style-name="L10">
        <text:list-item>
          <text:p text:style-name="P1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9"><text:a xlink:type="simple" xlink:href="https://github.com/GovernIB/helium/issues/1217" text:style-name="Internet_20_link" text:visited-style-name="Visited_20_Internet_20_Link"><text:span text:style-name="T50">#1217</text:span></text:a><text:span text:style-name="T50"> Falta la funcionalitat de provar dominis externs</text:span></text:p>
        </text:list-item>
        <text:list-item>
          <text:p text:style-name="P17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533575621" text:style-name="L24">
        <text:list-item>
          <text:p text:style-name="P215">Nova taula per guardar la informació dels interessats per a les notificacions amb el Notib</text:p>
          <text:list>
            <text:list-item>
              <text:p text:style-name="P21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2">-- #1253 Notificar un document a través de la interfície de Helium</text:p>
            <text:p text:style-name="P128">-- Nova taula per a la informació dels interessats</text:p>
            <text:p text:style-name="P123"/>
            <text:p text:style-name="P119"><text:span text:style-name="T51">CREATE</text:span><text:span text:style-name="T36"> </text:span><text:span text:style-name="T51">TABLE</text:span><text:span text:style-name="T36"> HEL_INTERESSAT</text:span></text:p>
            <text:p text:style-name="P125"><text:soft-page-break/>(</text:p>
            <text:p text:style-name="P119"><text:span text:style-name="T36"><text:tab/>ID<text:tab/><text:tab/><text:tab/><text:tab/><text:tab/>NUMBER(19) <text:s text:c="14"/></text:span><text:span text:style-name="T51">NOT</text:span><text:span text:style-name="T36"> </text:span><text:span text:style-name="T53">NULL</text:span><text:span text:style-name="T36">,</text:span></text:p>
            <text:p text:style-name="P119"><text:span text:style-name="T36"><text:tab/>CODI <text:s text:c="15"/>VARCHAR2(64 </text:span><text:span text:style-name="T51">CHAR</text:span><text:span text:style-name="T36">) <text:s text:c="7"/></text:span><text:span text:style-name="T51">NOT</text:span><text:span text:style-name="T36"> </text:span><text:span text:style-name="T53">NULL</text:span><text:span text:style-name="T36">,</text:span></text:p>
            <text:p text:style-name="P119"><text:span text:style-name="T36"><text:tab/>NIF<text:tab/><text:tab/><text:tab/><text:tab/><text:tab/>VARCHAR2(9 </text:span><text:span text:style-name="T51">CHAR</text:span><text:span text:style-name="T36">)<text:tab/><text:tab/> </text:span><text:span text:style-name="T51">NOT</text:span><text:span text:style-name="T36"> </text:span><text:span text:style-name="T53">NULL</text:span><text:span text:style-name="T36">,</text:span></text:p>
            <text:p text:style-name="P119"><text:span text:style-name="T36"><text:tab/>NOM<text:tab/><text:tab/><text:tab/><text:tab/><text:tab/>VARCHAR2(255 </text:span><text:span text:style-name="T51">CHAR</text:span><text:span text:style-name="T36">) <text:tab/><text:tab/> </text:span><text:span text:style-name="T51">NOT</text:span><text:span text:style-name="T36"> </text:span><text:span text:style-name="T53">NULL</text:span><text:span text:style-name="T36">,</text:span></text:p>
            <text:p text:style-name="P119"><text:span text:style-name="T36"><text:tab/>LLINATGE1<text:tab/><text:tab/><text:tab/>VARCHAR2(255 </text:span><text:span text:style-name="T51">CHAR</text:span><text:span text:style-name="T36">),</text:span></text:p>
            <text:p text:style-name="P119"><text:span text:style-name="T36"><text:tab/>LLINATGE2<text:tab/><text:tab/><text:tab/>VARCHAR2(255 </text:span><text:span text:style-name="T51">CHAR</text:span><text:span text:style-name="T36">),</text:span></text:p>
            <text:p text:style-name="P125"><text:tab/>TIPUS<text:tab/><text:tab/><text:tab/><text:tab/>NUMBER(10),</text:p>
            <text:p text:style-name="P119"><text:span text:style-name="T36"><text:tab/>EMAIL<text:tab/><text:tab/><text:tab/><text:tab/>VARCHAR2(255 </text:span><text:span text:style-name="T51">CHAR</text:span><text:span text:style-name="T36">),</text:span></text:p>
            <text:p text:style-name="P119"><text:span text:style-name="T36"><text:tab/>TELEFON<text:tab/><text:tab/><text:tab/><text:tab/>VARCHAR2(16 </text:span><text:span text:style-name="T51">CHAR</text:span><text:span text:style-name="T36">),</text:span></text:p>
            <text:p text:style-name="P125"><text:tab/>EXPEDIENT_ID <text:s/><text:tab/><text:tab/>NUMBER(19)</text:p>
            <text:p text:style-name="P125">);</text:p>
            <text:p text:style-name="P123"/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(</text:span></text:p>
            <text:p text:style-name="P119"><text:span text:style-name="T36"><text:s text:c="2"/></text:span><text:span text:style-name="T51">CONSTRAINT</text:span><text:span text:style-name="T36"> HEL_EXPEDIENT_INTERESSAT_FK </text:span><text:span text:style-name="T51">FOREIGN</text:span><text:span text:style-name="T36"> </text:span><text:span text:style-name="T51">KEY</text:span><text:span text:style-name="T36"> (EXPEDIENT_ID) </text:span></text:p>
            <text:p text:style-name="P119"><text:span text:style-name="T36"><text:s/></text:span><text:span text:style-name="T51">REFERENCES</text:span><text:span text:style-name="T36"> HEL_EXPEDIENT (ID));</text:span></text:p>
            <text:p text:style-name="P125"><text:s/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</text:span><text:span text:style-name="T51">CONSTRAINT</text:span><text:span text:style-name="T36"> HEL_INTERESSAT_PK </text:span><text:span text:style-name="T51">PRIMARY</text:span><text:span text:style-name="T36"> </text:span><text:span text:style-name="T51">KEY</text:span><text:span text:style-name="T36"> (ID);</text:span></text:p>
            <text:p text:style-name="P123"/>
            <text:p text:style-name="P119"><text:span text:style-name="T51">CREATE</text:span><text:span text:style-name="T36"> </text:span><text:span text:style-name="T51">INDEX</text:span><text:span text:style-name="T36"> HEL_INTERESSAT_EXPEDIENT_ID_I </text:span><text:span text:style-name="T51">ON</text:span><text:span text:style-name="T36"> HEL_INTERESSAT </text:span></text:p>
            <text:p text:style-name="P125">(EXPEDIENT_ID);</text:p>
            <text:p text:style-name="P123"/>
            <text:p text:style-name="P125"><text:s/><text:tab/></text:p>
            <text:p text:style-name="P128">-- Permisos</text:p>
            <text:p text:style-name="P89"><text:span text:style-name="T54">GRANT </text:span><text:span text:style-name="T51">SELECT</text:span><text:span text:style-name="T54">, </text:span><text:span text:style-name="T51">UPDATE</text:span><text:span text:style-name="T54">, </text:span><text:span text:style-name="T51">INSERT</text:span><text:span text:style-name="T54">, </text:span><text:span text:style-name="T51">DELETE</text:span><text:span text:style-name="T54"> </text:span><text:span text:style-name="T51">ON</text:span><text:span text:style-name="T54"> HEL_INTERESSAT TO WWW_HELIUM;</text:span></text:p>
          </table:table-cell>
        </table:table-row>
      </table:table>
      <text:p text:style-name="P140"/>
      <text:p text:style-name="P22"/>
      <text:p text:style-name="P44">Propietats globals: </text:p>
      <text:p text:style-name="P44"/>
      <text:list xml:id="list3807095124" text:style-name="L25">
        <text:list-item>
          <text:p text:style-name="P2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1"># ################### #</text:p>
            <text:p text:style-name="P122"># PROPERTIES AFEGIDES #</text:p>
            <text:p text:style-name="P122"># ################### #</text:p>
            <text:p text:style-name="P123"/>
            <text:p text:style-name="P122">#1304 Alta de documents adjunts firmats</text:p>
            <text:p text:style-name="P123"/>
            <text:p text:style-name="P125"><text:s/></text:p>
            <text:p text:style-name="P122"># ###</text:p>
            <text:p text:style-name="P122"># Plugin de validacio de firmes</text:p>
            <text:p text:style-name="P122"># ###</text:p>
            <text:p text:style-name="P119"><text:span text:style-name="T36">app.validatesignature.plugin.class=</text:span><text:span text:style-name="T39">org.fundaciobit.plugins.validatesignature.afirmacxf.AfirmaCxfValidateSignaturePlugin</text:span></text:p>
            <text:p text:style-name="P123"/>
            <text:p text:style-name="P122"># AfirmaCxfValidateSignaturePlugin</text:p>
            <text:p text:style-name="P119"><text:span text:style-name="T36">app.plugins.validatesignature.afirmacxf.applicationID=</text:span><text:span text:style-name="T39">CAIBDEV.RIPEA</text:span></text:p>
            <text:p text:style-name="P119"><text:span text:style-name="T36">app.plugins.validatesignature.afirmacxf.ignoreservercertificates=</text:span><text:span text:style-name="T39">true</text:span></text:p>
            <text:p text:style-name="P119"><text:span text:style-name="T36">app.plugins.validatesignature.afirmacxf.TransformersTemplatesPath=</text:span><text:span text:style-name="T39">/opt/helium/afirma/transformers</text:span></text:p>
            <text:p text:style-name="P119"><text:span text:style-name="T36">app.plugins.validatesignature.afirmacxf.endpoint=</text:span><text:span text:style-name="T39">https://afirmades.caib.es:4430/afirmaws/services/DSSAfirmaVerify</text:span></text:p>
            <text:p text:style-name="P119"><text:span text:style-name="T36">app.plugins.validatesignature.afirmacxf.authorization.ks.path=</text:span><text:span text:style-name="T39">/opt/helium/afirma/dgdt_proves.jks</text:span></text:p>
            <text:p text:style-name="P119"><text:span text:style-name="T36">app.plugins.validatesignature.afirmacxf.authorization.ks.type=</text:span><text:span text:style-name="T39">JKS</text:span></text:p>
            <text:p text:style-name="P125">app.plugins.validatesignature.afirmacxf.authorization.ks.password=</text:p>
            <text:p text:style-name="P119"><text:soft-page-break/><text:span text:style-name="T36">app.plugins.validatesignature.afirmacxf.authorization.ks.cert.alias=</text:span><text:span text:style-name="T39">preprod-dgdt</text:span></text:p>
            <text:p text:style-name="P119"><text:span text:style-name="T36">app.plugins.validatesignature.afirmacxf.authorization.ks.cert.password=</text:span><text:span text:style-name="T37">*****</text:span></text:p>
          </table:table-cell>
        </table:table-row>
      </table:table>
      <text:p text:style-name="P137"/>
      <text:p text:style-name="P138">Altres:</text:p>
      <text:list xml:id="list2642337598" text:style-name="L26">
        <text:list-item>
          <text:p text:style-name="P240">És necessari afegir un directori<text:span text:style-name="T5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7"><text:span text:style-name="T54">app.plugins.validatesignature.afirmacxf.TransformersTemplatesPath=</text:span><text:span text:style-name="T39">/opt/helium/afirma/transformers</text:span></text:p>
            <text:p text:style-name="P127"><text:span text:style-name="T54">app.plugins.validatesignature.afirmacxf.authorization.ks.path=</text:span><text:span text:style-name="T39">/opt/helium/afirma/dgdt_proves.jks</text:span></text:p>
          </table:table-cell>
        </table:table-row>
      </table:table>
      <text:p text:style-name="P138"/>
      <text:p text:style-name="P137"/>
      <text:list xml:id="list132013693675846" text:continue-list="list132012199259086" text:style-name="Outline">
        <text:list-item>
          <text:list>
            <text:list-item>
              <text:h text:style-name="P163" text:outline-level="2"><text:bookmark-start text:name="__RefHeading___Toc31013_78744577"/><text:span text:style-name="T48">v3.2.10</text:span><text:span text:style-name="T72">6</text:span><text:span text:style-name="T73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2"><text:tab/>02/09/2019</text:p>
      <text:p text:style-name="P62">Resum: </text:p>
      <text:p text:style-name="P62"><text:tab/>Correcció urgent del nou callback del Portasingatures en què les notificacions de documents pendents i bloquejats fallen.</text:p>
      <text:p text:style-name="P62"/>
      <text:p text:style-name="P9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5"/>
      <text:list xml:id="list2070530307" text:style-name="L27">
        <text:list-item>
          <text:p text:style-name="P18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477599111" text:style-name="L28">
        <text:list-item>
          <text:p text:style-name="P208">Sense canvis</text:p>
        </text:list-item>
      </text:list>
      <text:p text:style-name="P23"/>
      <text:p text:style-name="P45">Propietats globals: </text:p>
      <text:p text:style-name="P45"/>
      <text:list xml:id="list3652561450" text:style-name="L29">
        <text:list-item>
          <text:p text:style-name="P226"><text:span text:style-name="T40">S</text:span>ense canvis</text:p>
        </text:list-item>
      </text:list>
      <text:list xml:id="list132013336112679" text:continue-list="list132013693675846" text:style-name="Outline">
        <text:list-item>
          <text:list>
            <text:list-item>
              <text:h text:style-name="P163" text:outline-level="2"><text:bookmark-start text:name="__RefHeading___Toc431631_3031935846"/><text:span text:style-name="T48">v3.2.10</text:span><text:span text:style-name="T72">6</text:span><text:span text:style-name="T73">.</text:span><text:span text:style-name="T74">2</text:span><text:span text:style-name="T73"> Correcció r</text:span><text:span text:style-name="T74">emitent</text:span><text:span text:style-name="T73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2"><text:tab/>05/09/2019</text:p>
      <text:p text:style-name="P62">Resum: </text:p>
      <text:p text:style-name="P62"><text:tab/>Correcció del remitent del Portasignatures. Ara apareixerà el nom de l'usuari que tramita la tasca en comptes del títol de l'expedient i com a descripció del document apareix l'expedient i el document.</text:p>
      <text:p text:style-name="P62"/>
      <text:p text:style-name="P9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5"/>
      <text:list xml:id="list132012480946378" text:continue-list="list2070530307" text:style-name="L27">
        <text:list-item>
          <text:p text:style-name="P18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658608651" text:style-name="L30">
        <text:list-item>
          <text:p text:style-name="P209">Sense canvis</text:p>
        </text:list-item>
      </text:list>
      <text:p text:style-name="P23"/>
      <text:p text:style-name="P45">Propietats globals: </text:p>
      <text:p text:style-name="P45"/>
      <text:list xml:id="list2800783561" text:style-name="L31">
        <text:list-item>
          <text:p text:style-name="P227"><text:span text:style-name="T40">S</text:span>ense canvis</text:p>
        </text:list-item>
      </text:list>
      <text:p text:style-name="P134"/>
      <text:list xml:id="list132012833455137" text:continue-list="list132013336112679" text:style-name="Outline">
        <text:list-item>
          <text:list>
            <text:list-item>
              <text:h text:style-name="P163" text:outline-level="2"><text:bookmark-start text:name="__RefHeading___Toc29263_1762273572"/><text:span text:style-name="T48">v3.2.10</text:span><text:span text:style-name="T72">6</text:span><text:span text:style-name="T73">.</text:span><text:span text:style-name="T74">3</text:span><text:span text:style-name="T73"> Correcció D</text:span><text:span text:style-name="T75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2"><text:tab/>13/09/2019</text:p>
      <text:p text:style-name="P62">Resum: </text:p>
      <text:p text:style-name="P95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2"/>
      <text:p text:style-name="P9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5"/>
      <text:list xml:id="list132012024541591" text:continue-list="list132012480946378" text:style-name="L27">
        <text:list-item>
          <text:p text:style-name="P18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990612170" text:style-name="L32">
        <text:list-item>
          <text:p text:style-name="P210">Sense canvis</text:p>
        </text:list-item>
      </text:list>
      <text:p text:style-name="P23"/>
      <text:p text:style-name="P45">Propietats globals: </text:p>
      <text:p text:style-name="P45"/>
      <text:list xml:id="list2197485993" text:style-name="L33">
        <text:list-item>
          <text:p text:style-name="P243"><text:span text:style-name="T34">S</text:span><text:span text:style-name="T33">ense canvis</text:span></text:p>
        </text:list-item>
      </text:list>
      <text:list xml:id="list132012853257877" text:continue-list="list132012833455137" text:style-name="Outline">
        <text:list-item>
          <text:list>
            <text:list-item>
              <text:h text:style-name="P164" text:outline-level="2"><text:bookmark-start text:name="__RefHeading___Toc54127_81651155"/><text:span text:style-name="T48">v3.2.10</text:span><text:span text:style-name="T72">6</text:span><text:span text:style-name="T73">.</text:span><text:span text:style-name="T74">4</text:span><text:span text:style-name="T73"> </text:span><text:span text:style-name="T76">Correc</text:span><text:span text:style-name="T77">c</text:span><text:span text:style-name="T76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3"><text:tab/>10/10/2019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6"/>
      <text:list xml:id="list4277488043" text:style-name="L34">
        <text:list-item>
          <text:p text:style-name="P187"><text:a xlink:type="simple" xlink:href="https://github.com/GovernIB/helium/issues/1343" text:style-name="Internet_20_link" text:visited-style-name="Visited_20_Internet_20_Link">#1343</text:a><text:span text:style-name="T84"> </text:span>Permetre que els usuaris sense permisos amb tasca assignada puguin adjuntar documents</text:p>
        </text:list-item>
        <text:list-item>
          <text:p text:style-name="P18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8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8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87"><text:a xlink:type="simple" xlink:href="https://github.com/GovernIB/helium/issues/1344" text:style-name="Internet_20_link" text:visited-style-name="Visited_20_Internet_20_Link">#1344</text:a><text:span text:style-name="T8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39065195" text:style-name="L35">
        <text:list-item>
          <text:p text:style-name="P211">Sense canvis</text:p>
        </text:list-item>
      </text:list>
      <text:p text:style-name="P24"/>
      <text:p text:style-name="P46">Propietats globals: </text:p>
      <text:p text:style-name="P46"/>
      <text:list xml:id="list1364583537" text:style-name="L36">
        <text:list-item>
          <text:p text:style-name="P228"><text:span text:style-name="T40">S</text:span>ense canvis</text:p>
        </text:list-item>
      </text:list>
      <text:p text:style-name="P135"/>
      <text:list xml:id="list132011956051694" text:continue-list="list132012853257877" text:style-name="Outline">
        <text:list-item>
          <text:list>
            <text:list-item>
              <text:h text:style-name="P164" text:outline-level="2"><text:bookmark-start text:name="__RefHeading___Toc141124_2376748256"/><text:span text:style-name="T48">v3.2.10</text:span><text:span text:style-name="T72">6</text:span><text:span text:style-name="T73">.</text:span><text:span text:style-name="T74">5</text:span><text:span text:style-name="T73"> </text:span><text:span text:style-name="T76">E</text:span><text:span text:style-name="T78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3"><text:tab/>11/10/2019</text:p>
      <text:p text:style-name="P63">Resum: </text:p>
      <text:p text:style-name="P63"><text:tab/>Correcció de l'error que esborra els logs de retroacció.</text:p>
      <text:p text:style-name="P63"/>
      <text:p text:style-name="P9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6"/>
      <text:list xml:id="list132011898649186" text:continue-list="list4277488043" text:style-name="L34">
        <text:list-item>
          <text:p text:style-name="P187"><text:a xlink:type="simple" xlink:href="https://github.com/GovernIB/helium/issues/1340" text:style-name="Internet_20_link" text:visited-style-name="Visited_20_Internet_20_Link">#1340</text:a><text:span text:style-name="T8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581263309" text:style-name="L37">
        <text:list-item>
          <text:p text:style-name="P212">Sense canvis</text:p>
        </text:list-item>
      </text:list>
      <text:p text:style-name="P24"/>
      <text:p text:style-name="P46">Propietats globals: </text:p>
      <text:p text:style-name="P46"/>
      <text:list xml:id="list331294291" text:style-name="L38">
        <text:list-item>
          <text:p text:style-name="P229"><text:span text:style-name="T40">S</text:span>ense canvis</text:p>
        </text:list-item>
      </text:list>
      <text:p text:style-name="P135"/>
      <text:list xml:id="list132011643819853" text:continue-list="list132011956051694" text:style-name="Outline">
        <text:list-item>
          <text:list>
            <text:list-item>
              <text:h text:style-name="P165" text:outline-level="2"><text:bookmark-start text:name="__RefHeading___Toc70444_2907556958"/><text:span text:style-name="T48">v3.2.10</text:span><text:span text:style-name="T72">6</text:span><text:span text:style-name="T73">.</text:span><text:span text:style-name="T74">6</text:span><text:span text:style-name="T80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5"><text:tab/>23/10/2019</text:p>
      <text:p text:style-name="P65">Resum: </text:p>
      <text:p text:style-name="P65"><text:tab/>Correcció de<text:span text:style-name="T89">l llistat de tasques en què es perdia la selecció. S'ha afegit la possibilitat d'alliberar massivament i tramitar.</text:span></text:p>
      <text:p text:style-name="P65"/>
      <text:p text:style-name="P9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8"/>
      <text:list xml:id="list2536765998" text:style-name="L39">
        <text:list-item>
          <text:p text:style-name="P18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489092798" text:style-name="L40">
        <text:list-item>
          <text:p text:style-name="P213">Sense canvis</text:p>
        </text:list-item>
      </text:list>
      <text:p text:style-name="P26"/>
      <text:p text:style-name="P48">Propietats globals: </text:p>
      <text:p text:style-name="P48"/>
      <text:list xml:id="list2925533209" text:style-name="L41">
        <text:list-item>
          <text:p text:style-name="P230"><text:span text:style-name="T40">S</text:span>ense canvis</text:p>
        </text:list-item>
      </text:list>
      <text:list xml:id="list132011833668687" text:continue-list="list132011643819853" text:style-name="Outline">
        <text:list-item>
          <text:list>
            <text:list-item>
              <text:h text:style-name="P16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3"><text:tab/>30/09/2019</text:p>
      <text:p text:style-name="P63">Resum: <text:span text:style-name="T58">Herència de tipus d'expedients</text:span></text:p>
      <text:p text:style-name="P63"/>
      <text:p text:style-name="P9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6"/>
      <text:list xml:id="list1562231498" text:style-name="L42">
        <text:list-item>
          <text:p text:style-name="P1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8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8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9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89"><text:a xlink:type="simple" xlink:href="https://github.com/GovernIB/helium/issues/1306" text:style-name="Internet_20_link" text:visited-style-name="Visited_20_Internet_20_Link"><text:span text:style-name="T50">#1306</text:span></text:a><text:span text:style-name="T50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758769518" text:style-name="L43">
        <text:list-item>
          <text:p text:style-name="P217">Modificació de taules per afegir camps d'herència i referències al tipus d'expedient. Procediment per canviar restriccions de claus úniques.</text:p>
          <text:list>
            <text:list-item>
              <text:p text:style-name="P216">helium_update_3.2.10<text:span text:style-name="T5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3">-------------------------------------------------------------------</text:p>
            <text:p text:style-name="P129">-- #1043 Herència de tipus d’expedient</text:p>
            <text:p text:style-name="P129">-------------------------------------------------------------------</text:p>
            <text:p text:style-name="P124"/>
            <text:p text:style-name="P129">-- Afegeix la propietat d'heretable i la referència al TE pare a la taula de tipus d'expedients</text:p>
            <text:p text:style-name="P120"><text:span text:style-name="T51">ALTER</text:span><text:span text:style-name="T36"> </text:span><text:span text:style-name="T51">TABLE</text:span><text:span text:style-name="T36"> HELIUM.HEL_EXPEDIENT_TIPUS </text:span><text:span text:style-name="T51">ADD</text:span><text:span text:style-name="T36"> (HERETABLE NUMBER (1) </text:span><text:span text:style-name="T51">DEFAULT</text:span><text:span text:style-name="T36"> 0);</text:span></text:p>
            <text:p text:style-name="P120"><text:span text:style-name="T51">ALTER</text:span><text:span text:style-name="T36"> </text:span><text:span text:style-name="T51">TABLE</text:span><text:span text:style-name="T36"> HELIUM.HEL_EXPEDIENT_TIPUS </text:span><text:span text:style-name="T51">ADD</text:span><text:span text:style-name="T36"> (EXPEDIENT_TIPUS_PARE_ID NUMBER (19));</text:span></text:p>
            <text:p text:style-name="P124"/>
            <text:p text:style-name="P120"><text:span text:style-name="T51">ALTER</text:span><text:span text:style-name="T36"> </text:span><text:span text:style-name="T51">TABLE</text:span><text:span text:style-name="T36"> HEL_EXPEDIENT_TIPUS </text:span><text:span text:style-name="T51">ADD</text:span><text:span text:style-name="T36"> (</text:span></text:p>
            <text:p text:style-name="P120"><text:span text:style-name="T36"><text:s text:c="2"/></text:span><text:span text:style-name="T51">CONSTRAINT</text:span><text:span text:style-name="T36"> HEL_EXPTIPUS_PARE_EXPTIPUS_FK </text:span><text:span text:style-name="T51">FOREIGN</text:span><text:span text:style-name="T36"> </text:span><text:span text:style-name="T51">KEY</text:span><text:span text:style-name="T36"> (EXPEDIENT_TIPUS_PARE_ID) </text:span></text:p>
            <text:p text:style-name="P120"><text:span text:style-name="T36"><text:s/></text:span><text:span text:style-name="T51">REFERENCES</text:span><text:span text:style-name="T36"> HEL_EXPEDIENT_TIPUS (ID)</text:span></text:p>
            <text:p text:style-name="P126">);</text:p>
            <text:p text:style-name="P124"/>
            <text:p text:style-name="P120"><text:span text:style-name="T51">CREATE</text:span><text:span text:style-name="T36"> </text:span><text:span text:style-name="T51">INDEX</text:span><text:span text:style-name="T36"> HELIUM.HEL_EXTIP_PARE_I </text:span><text:span text:style-name="T51">on</text:span><text:span text:style-name="T36"> HELIUM.HEL_EXPEDIENT_TIPUS</text:span></text:p>
            <text:p text:style-name="P126">(EXPEDIENT_TIPUS_PARE_ID);</text:p>
            <text:p text:style-name="P124"/>
            <text:p text:style-name="P124"/>
            <text:p text:style-name="P129">-------------------------------------------------------------------</text:p>
            <text:p text:style-name="P129">-- #1080 Escriptura de les tasques heretades. Poder afegir variables</text:p>
            <text:p text:style-name="P129">-------------------------------------------------------------------</text:p>
            <text:p text:style-name="P124"/>
            <text:p text:style-name="P129">-- Modifica la taula camp tasca per tenir una referència al tipus d'expedient en el cas que hi hagi herència</text:p>
            <text:p text:style-name="P120"><text:span text:style-name="T51">ALTER</text:span><text:span text:style-name="T36"> </text:span><text:span text:style-name="T51">TABLE</text:span><text:span text:style-name="T36"> HELIUM.HEL_CAMP_TASCA </text:span><text:span text:style-name="T51">ADD</text:span><text:span text:style-name="T36"> (EXPEDIENT_TIPUS_ID NUMBER (19));</text:span></text:p>
            <text:p text:style-name="P124"/>
            <text:p text:style-name="P120"><text:span text:style-name="T51">ALTER</text:span><text:span text:style-name="T36"> </text:span><text:span text:style-name="T51">TABLE</text:span><text:span text:style-name="T36"> HELIUM.HEL_CAMP_TASCA </text:span><text:span text:style-name="T51">ADD</text:span><text:span text:style-name="T36"> (</text:span></text:p>
            <text:p text:style-name="P120"><text:span text:style-name="T36"><text:s text:c="2"/></text:span><text:span text:style-name="T51">CONSTRAINT</text:span><text:span text:style-name="T36"> HEL_EXPTIPUS_CAMPTASCA_FK </text:span><text:span text:style-name="T51">FOREIGN</text:span><text:span text:style-name="T36"> </text:span><text:span text:style-name="T51">KEY</text:span><text:span text:style-name="T36"> (EXPEDIENT_TIPUS_ID) </text:span></text:p>
            <text:p text:style-name="P120"><text:span text:style-name="T36"><text:s/></text:span><text:span text:style-name="T51">REFERENCES</text:span><text:span text:style-name="T36"> HEL_EXPEDIENT_TIPUS (ID)</text:span></text:p>
            <text:p text:style-name="P126">);</text:p>
            <text:p text:style-name="P124"/>
            <text:p text:style-name="P120"><text:soft-page-break/><text:span text:style-name="T51">CREATE</text:span><text:span text:style-name="T36"> </text:span><text:span text:style-name="T51">INDEX</text:span><text:span text:style-name="T36"> HELIUM.HEL_CAMP_TASCA_EXTIP_I </text:span><text:span text:style-name="T51">on</text:span><text:span text:style-name="T36"> HELIUM.HEL_CAMP_TASCA</text:span></text:p>
            <text:p text:style-name="P126">(EXPEDIENT_TIPUS_ID);</text:p>
            <text:p text:style-name="P124"/>
            <text:p text:style-name="P129">-- Modifica la taula camp document per tenir una referència al tipus d'expedient en el cas que hi hagi herència</text:p>
            <text:p text:style-name="P120"><text:span text:style-name="T51">ALTER</text:span><text:span text:style-name="T36"> </text:span><text:span text:style-name="T51">TABLE</text:span><text:span text:style-name="T36"> HELIUM.HEL_DOCUMENT_TASCA </text:span><text:span text:style-name="T51">ADD</text:span><text:span text:style-name="T36"> (EXPEDIENT_TIPUS_ID NUMBER (19));</text:span></text:p>
            <text:p text:style-name="P124"/>
            <text:p text:style-name="P120"><text:span text:style-name="T51">ALTER</text:span><text:span text:style-name="T36"> </text:span><text:span text:style-name="T51">TABLE</text:span><text:span text:style-name="T36"> HELIUM.HEL_DOCUMENT_TASCA </text:span><text:span text:style-name="T51">ADD</text:span><text:span text:style-name="T36"> (</text:span></text:p>
            <text:p text:style-name="P120"><text:span text:style-name="T36"><text:s text:c="2"/></text:span><text:span text:style-name="T51">CONSTRAINT</text:span><text:span text:style-name="T36"> HEL_EXPTIPUS_DOCTASCA_FK </text:span><text:span text:style-name="T51">FOREIGN</text:span><text:span text:style-name="T36"> </text:span><text:span text:style-name="T51">KEY</text:span><text:span text:style-name="T36"> (EXPEDIENT_TIPUS_ID) </text:span></text:p>
            <text:p text:style-name="P120"><text:span text:style-name="T36"><text:s/></text:span><text:span text:style-name="T51">REFERENCES</text:span><text:span text:style-name="T36"> HEL_EXPEDIENT_TIPUS (ID)</text:span></text:p>
            <text:p text:style-name="P126">);</text:p>
            <text:p text:style-name="P124"/>
            <text:p text:style-name="P120"><text:span text:style-name="T51">CREATE</text:span><text:span text:style-name="T36"> </text:span><text:span text:style-name="T51">INDEX</text:span><text:span text:style-name="T36"> HELIUM.HEL_DOCTASCA_EXTIP_I </text:span><text:span text:style-name="T51">on</text:span><text:span text:style-name="T36"> HELIUM.HEL_DOCUMENT_TASCA</text:span></text:p>
            <text:p text:style-name="P126">(EXPEDIENT_TIPUS_ID);</text:p>
            <text:p text:style-name="P124"/>
            <text:p text:style-name="P129">-- Modifica la taula firma tasca per tenir una referència al tipus d'expedient en el cas que hi hagi herència</text:p>
            <text:p text:style-name="P120"><text:span text:style-name="T51">ALTER</text:span><text:span text:style-name="T36"> </text:span><text:span text:style-name="T51">TABLE</text:span><text:span text:style-name="T36"> HELIUM.HEL_FIRMA_TASCA </text:span><text:span text:style-name="T51">ADD</text:span><text:span text:style-name="T36"> (EXPEDIENT_TIPUS_ID NUMBER (19));</text:span></text:p>
            <text:p text:style-name="P124"/>
            <text:p text:style-name="P120"><text:span text:style-name="T51">ALTER</text:span><text:span text:style-name="T36"> </text:span><text:span text:style-name="T51">TABLE</text:span><text:span text:style-name="T36"> HELIUM.HEL_FIRMA_TASCA </text:span><text:span text:style-name="T51">ADD</text:span><text:span text:style-name="T36"> (</text:span></text:p>
            <text:p text:style-name="P120"><text:span text:style-name="T36"><text:s text:c="2"/></text:span><text:span text:style-name="T51">CONSTRAINT</text:span><text:span text:style-name="T36"> HEL_EXPTIPUS_FIRTASCA_FK </text:span><text:span text:style-name="T51">FOREIGN</text:span><text:span text:style-name="T36"> </text:span><text:span text:style-name="T51">KEY</text:span><text:span text:style-name="T36"> (EXPEDIENT_TIPUS_ID) </text:span></text:p>
            <text:p text:style-name="P120"><text:span text:style-name="T36"><text:s/></text:span><text:span text:style-name="T51">REFERENCES</text:span><text:span text:style-name="T36"> HEL_EXPEDIENT_TIPUS (ID)</text:span></text:p>
            <text:p text:style-name="P126">);</text:p>
            <text:p text:style-name="P124"/>
            <text:p text:style-name="P120"><text:span text:style-name="T51">CREATE</text:span><text:span text:style-name="T36"> </text:span><text:span text:style-name="T51">INDEX</text:span><text:span text:style-name="T36"> HELIUM.HEL_FIRTASCA_EXTIP_I </text:span><text:span text:style-name="T51">on</text:span><text:span text:style-name="T36"> HELIUM.HEL_FIRMA_TASCA</text:span></text:p>
            <text:p text:style-name="P126">(EXPEDIENT_TIPUS_ID);</text:p>
            <text:p text:style-name="P124"/>
            <text:p text:style-name="P124"/>
            <text:p text:style-name="P129">-- Esborra les restriccions úniques</text:p>
            <text:p text:style-name="P129">--<text:tab/>HEL_CAMP_TASCA(TASCA_ID, CAMP_ID), HEL_CAMP_TASCA(TASCA_ID, ORDRE)</text:p>
            <text:p text:style-name="P129">--<text:tab/>HEL_DOCUMENT_TASCA(TASCA_ID, DOCUMENT_ID), HEL_DOCUMENT_TASCA(TASCA_ID, ORDRE)</text:p>
            <text:p text:style-name="P129">--<text:tab/>HEL_FIRMA_TASCA(TASCA_ID, DOCUMENT_ID), HEL_FIRMA_TASCA(TASCA_ID, ORDRE)</text:p>
            <text:p text:style-name="P130">DECLARE</text:p>
            <text:p text:style-name="P120"><text:span text:style-name="T36"><text:s/></text:span><text:span text:style-name="T51">PROCEDURE</text:span><text:span text:style-name="T36"> Borra_restr(p_taula VARCHAR2, p_columna1 VARCHAR2, p_columna2 VARCHAR2) </text:span><text:span text:style-name="T51">IS</text:span></text:p>
            <text:p text:style-name="P126"><text:s text:c="2"/>src_cur pls_integer;</text:p>
            <text:p text:style-name="P126"><text:s text:c="2"/>src_rows <text:s/>pls_integer;</text:p>
            <text:p text:style-name="P126"><text:s text:c="2"/>v_sql VARCHAR2(1000);</text:p>
            <text:p text:style-name="P120"><text:span text:style-name="T36"><text:s text:c="2"/></text:span><text:span text:style-name="T51">CURSOR</text:span><text:span text:style-name="T36"> cur_rest </text:span><text:span text:style-name="T51">IS</text:span></text:p>
            <text:p text:style-name="P126"><text:s text:c="11"/></text:p>
            <text:p text:style-name="P120"><text:span text:style-name="T36"><text:tab/></text:span><text:span text:style-name="T51">SELECT</text:span><text:span text:style-name="T36"> UQ.CONSTRAINT_NAME nom</text:span></text:p>
            <text:p text:style-name="P120"><text:span text:style-name="T36"><text:tab/></text:span><text:span text:style-name="T51">FROM</text:span><text:span text:style-name="T36"> USER_CONSTRAINTS UQ</text:span></text:p>
            <text:p text:style-name="P120"><text:span text:style-name="T36"><text:tab/> <text:s text:c="3"/></text:span><text:span text:style-name="T51">INNER</text:span><text:span text:style-name="T36"> </text:span><text:span text:style-name="T51">JOIN</text:span><text:span text:style-name="T36"> USER_CONS_COLUMNS C1 </text:span><text:span text:style-name="T51">ON</text:span><text:span text:style-name="T36"> C1.CONSTRAINT_NAME = UQ.CONSTRAINT_NAME</text:span></text:p>
            <text:p text:style-name="P120"><text:span text:style-name="T36"><text:tab/> <text:s text:c="3"/></text:span><text:span text:style-name="T51">INNER</text:span><text:span text:style-name="T36"> </text:span><text:span text:style-name="T51">JOIN</text:span><text:span text:style-name="T36"> USER_CONS_COLUMNS C2 </text:span><text:span text:style-name="T51">ON</text:span><text:span text:style-name="T36"> C2.CONSTRAINT_NAME = UQ.CONSTRAINT_NAME</text:span></text:p>
            <text:p text:style-name="P120"><text:span text:style-name="T36"><text:tab/></text:span><text:span text:style-name="T51">WHERE</text:span></text:p>
            <text:p text:style-name="P120"><text:span text:style-name="T36"><text:tab/> <text:s text:c="3"/>UQ.TABLE_NAME = </text:span><text:span text:style-name="T60">UPPER</text:span><text:span text:style-name="T36">(p_taula) <text:s text:c="3"/></text:span></text:p>
            <text:p text:style-name="P120"><text:span text:style-name="T36"><text:tab/> <text:s text:c="3"/></text:span><text:span text:style-name="T51">AND</text:span><text:span text:style-name="T36"> C1.column_name </text:span><text:span text:style-name="T51">LIKE</text:span><text:span text:style-name="T36"> </text:span><text:span text:style-name="T60">UPPER</text:span><text:span text:style-name="T36">(p_columna1)</text:span></text:p>
            <text:p text:style-name="P120"><text:span text:style-name="T36"><text:tab/> <text:s text:c="3"/></text:span><text:span text:style-name="T51">AND</text:span><text:span text:style-name="T36"> C2.column_name </text:span><text:span text:style-name="T51">LIKE</text:span><text:span text:style-name="T36"> </text:span><text:span text:style-name="T60">UPPER</text:span><text:span text:style-name="T36">(p_columna2);</text:span></text:p>
            <text:p text:style-name="P126"><text:s text:c="4"/></text:p>
            <text:p text:style-name="P120"><text:span text:style-name="T36"><text:s/></text:span><text:span text:style-name="T51">BEGIN</text:span></text:p>
            <text:p text:style-name="P120"><text:span text:style-name="T36"><text:s text:c="2"/></text:span><text:span text:style-name="T60">FOR</text:span><text:span text:style-name="T36"> i </text:span><text:span text:style-name="T51">IN</text:span><text:span text:style-name="T36"> cur_rest LOOP</text:span></text:p>
            <text:p text:style-name="P126"><text:s text:c="6"/>src_cur := DBMS_SQL.OPEN_CURSOR;</text:p>
            <text:p text:style-name="P120"><text:span text:style-name="T36"><text:s text:c="7"/>v_sql := </text:span><text:span text:style-name="T61">'ALTER TABLE '</text:span><text:span text:style-name="T36"> || p_taula || </text:span><text:span text:style-name="T61">' DROP CONSTRAINT '</text:span><text:span text:style-name="T36"> || i.nom ;</text:span></text:p>
            <text:p text:style-name="P120"><text:span text:style-name="T36"><text:s text:c="7"/>DBMS_SQL.PARSE(src_cur, v_sql, 2 ); <text:s text:c="4"/></text:span><text:span text:style-name="T62">-- Desactivar la restricción</text:span></text:p>
            <text:p text:style-name="P126"><text:s text:c="7"/>src_rows := DBMS_SQL.EXECUTE(src_cur);</text:p>
            <text:p text:style-name="P120"><text:span text:style-name="T36"><text:s text:c="7"/>DBMS_SQL.CLOSE_CURSOR(src_cur); </text:span><text:span text:style-name="T62">-- Cerrar el cursor</text:span></text:p>
            <text:p text:style-name="P120"><text:span text:style-name="T36"><text:s text:c="2"/></text:span><text:span text:style-name="T51">END</text:span><text:span text:style-name="T36"> LOOP;</text:span></text:p>
            <text:p text:style-name="P120"><text:span text:style-name="T36"><text:s/></text:span><text:span text:style-name="T51">END</text:span><text:span text:style-name="T36">;</text:span></text:p>
            <text:p text:style-name="P130">BEGIN</text:p>
            <text:p text:style-name="P120"><text:soft-page-break/><text:span text:style-name="T36"><text:s/>Borra_restr(</text:span><text:span text:style-name="T61">'HEL_CAMP_TASCA'</text:span><text:span text:style-name="T36">, </text:span><text:span text:style-name="T61">'TASCA_ID'</text:span><text:span text:style-name="T36">, </text:span><text:span text:style-name="T61">'CAMP_ID'</text:span><text:span text:style-name="T36">);</text:span></text:p>
            <text:p text:style-name="P120"><text:span text:style-name="T36"><text:s/>Borra_restr(</text:span><text:span text:style-name="T61">'HEL_CAMP_TASCA'</text:span><text:span text:style-name="T36">, </text:span><text:span text:style-name="T61">'TASCA_ID'</text:span><text:span text:style-name="T36">, </text:span><text:span text:style-name="T61">'ORDRE'</text:span><text:span text:style-name="T36">);</text:span></text:p>
            <text:p text:style-name="P120"><text:span text:style-name="T36"><text:s/>Borra_restr(</text:span><text:span text:style-name="T61">'HEL_DOCUMENT_TASCA'</text:span><text:span text:style-name="T36">, </text:span><text:span text:style-name="T61">'TASCA_ID'</text:span><text:span text:style-name="T36">, </text:span><text:span text:style-name="T61">'DOCUMENT_ID'</text:span><text:span text:style-name="T36">);</text:span></text:p>
            <text:p text:style-name="P120"><text:span text:style-name="T36"><text:s/>Borra_restr(</text:span><text:span text:style-name="T61">'HEL_DOCUMENT_TASCA'</text:span><text:span text:style-name="T36">, </text:span><text:span text:style-name="T61">'TASCA_ID'</text:span><text:span text:style-name="T36">, </text:span><text:span text:style-name="T61">'ORDRE'</text:span><text:span text:style-name="T36">);</text:span></text:p>
            <text:p text:style-name="P120"><text:span text:style-name="T36"><text:s/>Borra_restr(</text:span><text:span text:style-name="T61">'HEL_FIRMA_TASCA'</text:span><text:span text:style-name="T36">, </text:span><text:span text:style-name="T61">'TASCA_ID'</text:span><text:span text:style-name="T36">, </text:span><text:span text:style-name="T61">'DOCUMENT_ID'</text:span><text:span text:style-name="T36">);</text:span></text:p>
            <text:p text:style-name="P120"><text:span text:style-name="T36"><text:s/>Borra_restr(</text:span><text:span text:style-name="T61">'hel_firma_tasca'</text:span><text:span text:style-name="T36">, </text:span><text:span text:style-name="T61">'TASCA_ID'</text:span><text:span text:style-name="T36">, </text:span><text:span text:style-name="T61">'ORDRE'</text:span><text:span text:style-name="T36">);</text:span></text:p>
            <text:p text:style-name="P90"><text:span text:style-name="T51">END</text:span><text:span text:style-name="T54">;</text:span></text:p>
          </table:table-cell>
        </table:table-row>
      </table:table>
      <text:p text:style-name="P141"/>
      <text:p text:style-name="P24"/>
      <text:p text:style-name="P46">Propietats globals: </text:p>
      <text:p text:style-name="P46"/>
      <text:list xml:id="list2691193264" text:style-name="L44">
        <text:list-item>
          <text:p text:style-name="P241">Sense canvis</text:p>
        </text:list-item>
      </text:list>
      <text:p text:style-name="P139"/>
      <text:p text:style-name="P139"/>
      <text:list xml:id="list132012770369681" text:continue-list="list132011833668687" text:style-name="Outline">
        <text:list-item>
          <text:list>
            <text:list-item>
              <text:h text:style-name="P166" text:outline-level="2"><text:bookmark-start text:name="__RefHeading___Toc54131_81651155"/><text:span text:style-name="T48">v3.2.10</text:span><text:span text:style-name="T72">8</text:span><text:span text:style-name="T73"> </text:span><text:span text:style-name="T79">R</text:span><text:span text:style-name="T81">evisió Helium-</text:span><text:span text:style-name="T79">Notib</text:span><text:bookmark-end text:name="__RefHeading___Toc54131_81651155"/></text:h>
            </text:list-item>
          </text:list>
        </text:list-item>
      </text:list>
      <text:p text:style-name="P25">Data: </text:p>
      <text:p text:style-name="P64"><text:tab/>27/11/2019</text:p>
      <text:p text:style-name="P64">Resum: </text:p>
      <text:p text:style-name="P64"><text:tab/>Revisió de la integració amb el NOTIB i resolució de diferents errors.</text:p>
      <text:p text:style-name="P64"/>
      <text:p text:style-name="P9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7"/>
      <text:list xml:id="list132013836014363" text:continue-list="list132012024541591" text:style-name="L27">
        <text:list-item>
          <text:p text:style-name="P183"><text:a xlink:type="simple" xlink:href="https://github.com/GovernIB/helium/issues/1314" text:style-name="Internet_20_link" text:visited-style-name="Visited_20_Internet_20_Link">#1314</text:a><text:span text:style-name="T87"> </text:span>Afegir dades d'enviament als interessats per a les notificacions postals</text:p>
        </text:list-item>
        <text:list-item>
          <text:p text:style-name="P183"><text:a xlink:type="simple" xlink:href="https://github.com/GovernIB/helium/issues/1347" text:style-name="Internet_20_link" text:visited-style-name="Visited_20_Internet_20_Link">#1347</text:a><text:span text:style-name="T87"> </text:span>Revisar integració Helium - Notib</text:p>
        </text:list-item>
        <text:list-item>
          <text:p text:style-name="P184"><text:a xlink:type="simple" xlink:href="https://github.com/GovernIB/helium/issues/1349" text:style-name="Internet_20_link" text:visited-style-name="Visited_20_Internet_20_Link">#1349</text:a><text:span text:style-name="T88"> </text:span>Error amb les validacions de variables</text:p>
        </text:list-item>
        <text:list-item>
          <text:p text:style-name="P184"><text:a xlink:type="simple" xlink:href="https://github.com/GovernIB/helium/issues/1345" text:style-name="Internet_20_link" text:visited-style-name="Visited_20_Internet_20_Link">#1345</text:a><text:span text:style-name="T88"> </text:span>Expedients duplicats a Lucene</text:p>
        </text:list-item>
        <text:list-item>
          <text:p text:style-name="P185"><text:a xlink:type="simple" xlink:href="https://github.com/GovernIB/helium/issues/1354" text:style-name="Internet_20_link" text:visited-style-name="Visited_20_Internet_20_Link">#1354</text:a><text:span text:style-name="T91"> </text:span>Errors trobats en la integració Helium-Notib</text:p>
        </text:list-item>
        <text:list-item>
          <text:p text:style-name="P185"><text:a xlink:type="simple" xlink:href="https://github.com/GovernIB/helium/issues/1356" text:style-name="Internet_20_link" text:visited-style-name="Visited_20_Internet_20_Link">#1356</text:a><text:span text:style-name="T91"> </text:span>Error guardant repros amb més de 4000 caràcters d'informació</text:p>
        </text:list-item>
        <text:list-item>
          <text:p text:style-name="P185"><text:a xlink:type="simple" xlink:href="https://github.com/GovernIB/helium/issues/1357" text:style-name="Internet_20_link" text:visited-style-name="Visited_20_Internet_20_Link">#1357</text:a><text:span text:style-name="T91"> </text:span>Error permisos accedint al disseny de les definicions de procés</text:p>
        </text:list-item>
        <text:list-item>
          <text:p text:style-name="P185"><text:a xlink:type="simple" xlink:href="https://github.com/GovernIB/helium/issues/1355" text:style-name="Internet_20_link" text:visited-style-name="Visited_20_Internet_20_Link">#1355</text:a><text:span text:style-name="T91"> </text:span>Replicació de documents a l'Arxiu en la generació de plantilles</text:p>
        </text:list-item>
        <text:list-item>
          <text:p text:style-name="P18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85"><text:a xlink:type="simple" xlink:href="https://github.com/GovernIB/helium/issues/1351" text:style-name="Internet_20_link" text:visited-style-name="Visited_20_Internet_20_Link">#1351</text:a><text:span text:style-name="T91"> </text:span>Error guardant repros </text:p>
        </text:list-item>
        <text:list-item>
          <text:p text:style-name="P185"><text:a xlink:type="simple" xlink:href="https://github.com/GovernIB/helium/issues/1350" text:style-name="Internet_20_link" text:visited-style-name="Visited_20_Internet_20_Link">#1350</text:a><text:span text:style-name="T91"> </text:span>Error de permisos accedint a les dades NTI/Arxiu per usuaris administradors </text:p>
        </text:list-item>
        <text:list-item>
          <text:p text:style-name="P186"><text:a xlink:type="simple" xlink:href="https://github.com/GovernIB/helium/issues/1358" text:style-name="Internet_20_link" text:visited-style-name="Visited_20_Internet_20_Link">#1358</text:a><text:span text:style-name="T9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2012978826016" text:continue-list="list533575621" text:style-name="L24">
        <text:list-item>
          <text:p text:style-name="P218">Nous camps pels interessats<text:span text:style-name="T90">. Augmentar capacitat de les repros.</text:span></text:p>
          <text:list>
            <text:list-item>
              <text:p text:style-name="P219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4">-------------------------------------------------------------------</text:p>
            <text:p text:style-name="P128">-- #1314 Afegir dades d'enviament als interessats per a les notificacions postals</text:p>
            <text:p text:style-name="P128">-------------------------------------------------------------------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ENTREGAPOSTAL NUMBER(1,0) </text:span><text:span text:style-name="T51">DEFAULT</text:span><text:span text:style-name="T36"> 0 </text:span><text:span text:style-name="T51">NOT</text:span><text:span text:style-name="T36"> </text:span><text:span text:style-name="T53">NULL</text:span><text:span text:style-name="T36">;</text:span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ENTREGATIPUS NUMBER(10,0);</text:span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LINIA1 VARCHAR2(50 </text:span><text:span text:style-name="T51">CHAR</text:span><text:span text:style-name="T36">);</text:span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LINIA2 VARCHAR2(50 </text:span><text:span text:style-name="T51">CHAR</text:span><text:span text:style-name="T36">);</text:span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ENTREGADEH NUMBER(1,0) </text:span><text:span text:style-name="T51">DEFAULT</text:span><text:span text:style-name="T36"> 0 </text:span><text:span text:style-name="T51">NOT</text:span><text:span text:style-name="T36"> </text:span><text:span text:style-name="T53">NULL</text:span><text:span text:style-name="T36">;</text:span></text:p>
            <text:p text:style-name="P119"><text:span text:style-name="T51">ALTER</text:span><text:span text:style-name="T36"> </text:span><text:span text:style-name="T51">TABLE</text:span><text:span text:style-name="T36"> HEL_INTERESSAT </text:span><text:span text:style-name="T51">ADD</text:span><text:span text:style-name="T36"> ENTREGADEHOBLIGAT NUMBER(1,0) </text:span><text:span text:style-name="T51">DEFAULT</text:span><text:span text:style-name="T36"> 0 </text:span><text:span text:style-name="T51">NOT</text:span><text:span text:style-name="T36"> </text:span><text:span text:style-name="T53">NULL</text:span><text:span text:style-name="T36">;</text:span></text:p>
            <text:p text:style-name="P94"><text:span text:style-name="T52">ALTER</text:span><text:span text:style-name="T30"> </text:span><text:span text:style-name="T52">TABLE</text:span><text:span text:style-name="T30"> HEL_INTERESSAT </text:span><text:span text:style-name="T52">ADD</text:span><text:span text:style-name="T30"> CODIPOSTAL VARCHAR2(5 </text:span><text:span text:style-name="T52">CHAR</text:span><text:span text:style-name="T30">);</text:span></text:p>
            <text:p text:style-name="P91"><text:span text:style-name="T52">ALTER</text:span> <text:span text:style-name="T52">TABLE</text:span> HEL_INTERESSAT <text:span text:style-name="T52">ADD</text:span> DIR3CODI VARCHAR2(9 <text:span text:style-name="T52">CHAR</text:span>);</text:p>
            <text:p text:style-name="P99"/>
            <text:p text:style-name="P94">-------------------------------------------------------------------</text:p>
            <text:p text:style-name="P128">-- #1356 Error guardant repros amb més de 4000 caràcters d'informació</text:p>
            <text:p text:style-name="P128">-- Canvia la columna valors per un clob</text:p>
            <text:p text:style-name="P128">-------------------------------------------------------------------</text:p>
            <text:p text:style-name="P119"><text:span text:style-name="T51">ALTER</text:span><text:span text:style-name="T36"> </text:span><text:span text:style-name="T51">TABLE</text:span><text:span text:style-name="T36"> HEL_REPRO </text:span><text:span text:style-name="T51">ADD</text:span><text:span text:style-name="T36"> (tmpvalors <text:s/>CLOB);</text:span></text:p>
            <text:p text:style-name="P119"><text:span text:style-name="T51">UPDATE</text:span><text:span text:style-name="T36"> HEL_REPRO </text:span><text:span text:style-name="T51">SET</text:span><text:span text:style-name="T36"> tmpvalors=valors;</text:span></text:p>
            <text:p text:style-name="P119"><text:span text:style-name="T51">COMMIT</text:span><text:span text:style-name="T36">;</text:span></text:p>
            <text:p text:style-name="P119"><text:span text:style-name="T51">ALTER</text:span><text:span text:style-name="T36"> </text:span><text:span text:style-name="T51">TABLE</text:span><text:span text:style-name="T36"> HEL_REPRO </text:span><text:span text:style-name="T51">DROP</text:span><text:span text:style-name="T36"> </text:span><text:span text:style-name="T51">COLUMN</text:span><text:span text:style-name="T36"> valors;</text:span></text:p>
            <text:p text:style-name="P91"><text:span text:style-name="T52">ALTER</text:span> <text:span text:style-name="T52">TABLE</text:span> HEL_REPRO RENAME <text:span text:style-name="T52">COLUMN</text:span> tmpvalors TO valors;</text:p>
          </table:table-cell>
        </table:table-row>
      </table:table>
      <text:p text:style-name="P142"/>
      <text:p text:style-name="P47">Propietats globals: </text:p>
      <text:p text:style-name="P47"><text:soft-page-break/></text:p>
      <text:list xml:id="list717253450" text:style-name="L45">
        <text:list-item>
          <text:p text:style-name="P231"><text:span text:style-name="T40">S</text:span>ense canvis</text:p>
        </text:list-item>
      </text:list>
      <text:p text:style-name="P136"/>
      <text:list xml:id="list132012051590740" text:continue-list="list132012770369681" text:style-name="Outline">
        <text:list-item>
          <text:list>
            <text:list-item>
              <text:h text:style-name="P167" text:outline-level="2"><text:bookmark-start text:name="__RefHeading___Toc25247_901750586"/><text:span text:style-name="T48">v3.2.10</text:span><text:span text:style-name="T72">8</text:span><text:span text:style-name="T82">.1</text:span><text:span text:style-name="T73"> </text:span><text:span text:style-name="T79">R</text:span><text:span text:style-name="T82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66"><text:tab/>13/12/2019</text:p>
      <text:p text:style-name="P66">Resum: </text:p>
      <text:p text:style-name="P66"><text:tab/>Adaptar el hanlder de registre de sortida per la nova versió de Regweb3.<text:span text:style-name="T93"> Solució a l'error amb la tramitació massiva on es deixava de tramitar massivament.</text:span></text:p>
      <text:p text:style-name="P66"/>
      <text:p text:style-name="P10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1"/>
      <text:list xml:id="list132012324862829" text:continue-list="list132013836014363" text:style-name="L27">
        <text:list-item>
          <text:p text:style-name="P23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33"><text:a xlink:type="simple" xlink:href="https://github.com/GovernIB/helium/issues/1360" text:style-name="Internet_20_link" text:visited-style-name="Visited_20_Internet_20_Link">#1360</text:a><text:span text:style-name="T9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2013092725313" text:continue-list="list3510056041" text:style-name="L20">
        <text:list-item>
          <text:p text:style-name="P206">Sense canvis</text:p>
        </text:list-item>
      </text:list>
      <text:p text:style-name="P27"/>
      <text:p text:style-name="P49">Propietats globals: </text:p>
      <text:list xml:id="list518314856" text:style-name="L46">
        <text:list-item>
          <text:p text:style-name="P235"><text:span text:style-name="T40">S</text:span>ense canvis</text:p>
        </text:list-item>
      </text:list>
      <text:p text:style-name="P236"/>
      <text:list xml:id="list132012911156648" text:continue-list="list132012051590740" text:style-name="Outline">
        <text:list-item>
          <text:list>
            <text:list-item>
              <text:h text:style-name="P168" text:outline-level="2"><text:bookmark-start text:name="__RefHeading___Toc67735_1738323225"/><text:span text:style-name="T48">v3.2.10</text:span><text:span text:style-name="T72">8</text:span><text:span text:style-name="T82">.2</text:span><text:span text:style-name="T73"> </text:span><text:span text:style-name="T79">C</text:span><text:span text:style-name="T83">orrecció d'errors</text:span><text:bookmark-end text:name="__RefHeading___Toc67735_1738323225"/></text:h>
            </text:list-item>
          </text:list>
        </text:list-item>
      </text:list>
      <text:p text:style-name="P195">Data: </text:p>
      <text:p text:style-name="P196"><text:span text:style-name="T3"><text:tab/>09/03/2020</text:span></text:p>
      <text:p text:style-name="P194">Resum: </text:p>
      <text:p text:style-name="P196"><text:span text:style-name="T3"><text:tab/>Correcció del handler d'enviament al portasignatures pel que fa a destinataris i passos. </text:span></text:p>
      <text:p text:style-name="P194"/>
      <text:p text:style-name="P19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96"/>
      <text:list xml:id="list132013108651701" text:continue-list="list132012324862829" text:style-name="L27">
        <text:list-item>
          <text:p text:style-name="P234"><text:a xlink:type="simple" xlink:href="https://github.com/GovernIB/helium/issues/1361" text:style-name="Internet_20_link" text:visited-style-name="Visited_20_Internet_20_Link">#1361</text:a><text:span text:style-name="T94"> </text:span>Error llargada número expedient enregistrant al Regweb3 amb el handler predefinit RegistreSortidaRegweb3Handler </text:p>
        </text:list-item>
        <text:list-item>
          <text:p text:style-name="P234"><text:a xlink:type="simple" xlink:href="https://github.com/GovernIB/helium/issues/1362" text:style-name="Internet_20_link" text:visited-style-name="Visited_20_Internet_20_Link">#1362</text:a><text:span text:style-name="T94"> </text:span>Error funcional handler portasignatures amb els paràmetres dels signataris </text:p>
        </text:list-item>
        <text:list-item>
          <text:p text:style-name="P234"><text:a xlink:type="simple" xlink:href="https://github.com/GovernIB/helium/issues/1364" text:style-name="Internet_20_link" text:visited-style-name="Visited_20_Internet_20_Link">#1364</text:a><text:span text:style-name="T94"> </text:span>Evitar caràcters estranys en els títols d'expedients per a l'Arxiu </text:p>
        </text:list-item>
      </text:list>
      <text:p text:style-name="P195"/>
      <text:p text:style-name="P195">Base de dades:<text:span text:style-name="T2"> </text:span></text:p>
      <text:list xml:id="list3518916659" text:style-name="L47">
        <text:list-item>
          <text:p text:style-name="P214">Sense canvis</text:p>
        </text:list-item>
      </text:list>
      <text:p text:style-name="P195"/>
      <text:p text:style-name="P193">Propietats globals: </text:p>
      <text:list xml:id="list339491790" text:style-name="L48">
        <text:list-item>
          <text:p text:style-name="P237"><text:span text:style-name="T40">S</text:span>ense canvis</text:p>
        </text:list-item>
      </text:list>
      <text:p text:style-name="P2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1</text:page-number></text:span><text:span text:style-name="MT1"><text:s/>/ </text:span><text:span text:style-name="MT1"><text:page-count>3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3-09T13:20:11.237000185">09/03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23M24S</meta:editing-duration>
    <meta:editing-cycles>81</meta:editing-cycles>
    <meta:generator>LibreOffice/6.3.3.2$Windows_X86_64 LibreOffice_project/a64200df03143b798afd1ec74a12ab50359878ed</meta:generator>
    <dc:date>2020-03-09T13:20:10.956000000</dc:date>
    <meta:document-statistic meta:table-count="13" meta:image-count="0" meta:object-count="0" meta:page-count="31" meta:paragraph-count="581" meta:word-count="3406" meta:character-count="25048" meta:non-whitespace-character-count="22021"/>
  </office:meta>
</office:document-meta>
</file>